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9mm"/>
    </style:style>
    <style:style style:name="co2" style:family="table-column">
      <style:table-column-properties fo:break-before="auto" style:column-width="24.8mm"/>
    </style:style>
    <style:style style:name="co3" style:family="table-column">
      <style:table-column-properties fo:break-before="auto" style:column-width="38.72mm"/>
    </style:style>
    <style:style style:name="co4" style:family="table-column">
      <style:table-column-properties fo:break-before="auto" style:column-width="40.23mm"/>
    </style:style>
    <style:style style:name="co5" style:family="table-column">
      <style:table-column-properties fo:break-before="auto" style:column-width="30.85mm"/>
    </style:style>
    <style:style style:name="co6" style:family="table-column">
      <style:table-column-properties fo:break-before="auto" style:column-width="25.72mm"/>
    </style:style>
    <style:style style:name="co7" style:family="table-column">
      <style:table-column-properties fo:break-before="auto" style:column-width="16.42mm"/>
    </style:style>
    <style:style style:name="co8" style:family="table-column">
      <style:table-column-properties fo:break-before="auto" style:column-width="28.73mm"/>
    </style:style>
    <style:style style:name="co9" style:family="table-column">
      <style:table-column-properties fo:break-before="auto" style:column-width="23.78mm"/>
    </style:style>
    <style:style style:name="co10" style:family="table-column">
      <style:table-column-properties fo:break-before="auto" style:column-width="20.27mm"/>
    </style:style>
    <style:style style:name="co11" style:family="table-column">
      <style:table-column-properties fo:break-before="auto" style:column-width="24.2mm"/>
    </style:style>
    <style:style style:name="co12" style:family="table-column">
      <style:table-column-properties fo:break-before="auto" style:column-width="29.35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gdf_sm" table:style-name="ta1">
        <table:shapes>
          <draw:frame draw:z-index="0" draw:style-name="gr1" draw:text-style-name="P1" svg:width="147.03mm" svg:height="102.83mm" svg:x="330.73mm" svg:y="50.79mm">
            <draw:object draw:notify-on-update-of-ranges="ogdf_sm.A3:ogdf_sm.A8 ogdf_sm.B2:ogdf_sm.B2 ogdf_sm.B3:ogdf_sm.B8 ogdf_sm.C2:ogdf_sm.C2 ogdf_sm.C3:ogdf_sm.C8 ogdf_sm.D2:ogdf_sm.D2 ogdf_sm.D3:ogdf_sm.D8 ogdf_sm.E2:ogdf_sm.E2 ogdf_sm.E3:ogdf_sm.E8 ogdf_sm.F2:ogdf_sm.F2 ogdf_sm.F3:ogdf_sm.F8 ogdf_sm.G2:ogdf_sm.G2 ogdf_sm.G3:ogdf_sm.G8 ogdf_sm.H2:ogdf_sm.H2 ogdf_sm.H3:ogdf_sm.H8 ogdf_sm.I2:ogdf_sm.I2 ogdf_sm.I3:ogdf_sm.I8 ogdf_sm.J2:ogdf_sm.J2 ogdf_sm.J3:ogdf_sm.J8 ogdf_sm.K2:ogdf_sm.K2 ogdf_sm.K3:ogdf_sm.K8 ogdf_sm.L2:ogdf_sm.L2 ogdf_sm.L3:ogdf_sm.L8 ogdf_sm.M2:ogdf_sm.M2 ogdf_sm.M3:ogdf_sm.M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4.54mm" svg:y="58.55mm">
            <draw:object draw:notify-on-update-of-ranges="ogdf_sm.B2:ogdf_sm.M2 ogdf_sm.A3:ogdf_sm.A3 ogdf_sm.B3:ogdf_sm.M3 ogdf_sm.A4:ogdf_sm.A4 ogdf_sm.B4:ogdf_sm.M4 ogdf_sm.A5:ogdf_sm.A5 ogdf_sm.B5:ogdf_sm.M5 ogdf_sm.A6:ogdf_sm.A6 ogdf_sm.B6:ogdf_sm.M6 ogdf_sm.A7:ogdf_sm.A7 ogdf_sm.B7:ogdf_sm.M7 ogdf_sm.A8:ogdf_sm.A8 ogdf_sm.B8:ogdf_sm.M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Linien Linear" draw:style-name="gr1" draw:text-style-name="P1" svg:width="159.99mm" svg:height="89.99mm" svg:x="0mm" svg:y="58.73mm">
            <draw:object draw:notify-on-update-of-ranges="ogdf_sm.B2:ogdf_sm.M2 ogdf_sm.A3:ogdf_sm.A3 ogdf_sm.B3:ogdf_sm.M3 ogdf_sm.A4:ogdf_sm.A4 ogdf_sm.B4:ogdf_sm.M4 ogdf_sm.A5:ogdf_sm.A5 ogdf_sm.B5:ogdf_sm.M5 ogdf_sm.A6:ogdf_sm.A6 ogdf_sm.B6:ogdf_sm.M6 ogdf_sm.A7:ogdf_sm.A7 ogdf_sm.B7:ogdf_sm.M7 ogdf_sm.A8:ogdf_sm.A8 ogdf_sm.B8:ogdf_sm.M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82.96mm" svg:height="90.01mm" svg:x="0mm" svg:y="155.94mm">
            <draw:object draw:notify-on-update-of-ranges="ogdf_sm.B2:ogdf_sm.M2 ogdf_sm.A3:ogdf_sm.A3 ogdf_sm.B3:ogdf_sm.M3 ogdf_sm.A4:ogdf_sm.A4 ogdf_sm.B4:ogdf_sm.M4 ogdf_sm.A5:ogdf_sm.A5 ogdf_sm.B5:ogdf_sm.M5 ogdf_sm.A6:ogdf_sm.A6 ogdf_sm.B6:ogdf_sm.M6 ogdf_sm.A7:ogdf_sm.A7 ogdf_sm.B7:ogdf_sm.M7 ogdf_sm.A8:ogdf_sm.A8 ogdf_sm.B8:ogdf_sm.M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37.96mm" svg:height="213.32mm" svg:x="0mm" svg:y="397.17mm">
            <draw:object draw:notify-on-update-of-ranges="ogdf_sm.A59:ogdf_sm.A70 ogdf_sm.B58:ogdf_sm.B58 ogdf_sm.B59:ogdf_sm.B70 ogdf_sm.C58:ogdf_sm.C58 ogdf_sm.C59:ogdf_sm.C70 ogdf_sm.D58:ogdf_sm.D58 ogdf_sm.D59:ogdf_sm.D70 ogdf_sm.F58:ogdf_sm.F58 ogdf_sm.F59:ogdf_sm.F7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85.98mm" svg:height="217.14mm" svg:x="138.23mm" svg:y="396.05mm">
            <draw:object draw:notify-on-update-of-ranges="ogdf_sm.A73:ogdf_sm.A84 ogdf_sm.C58:ogdf_sm.C58 ogdf_sm.C73:ogdf_sm.C84 ogdf_sm.D58:ogdf_sm.D58 ogdf_sm.D73:ogdf_sm.D84 ogdf_sm.F58:ogdf_sm.F58 ogdf_sm.F73:ogdf_sm.F8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table:style-name="ce4" office:value-type="string" calcext:value-type="string">
            <text:p>Laufzeit</text:p>
          </table:table-cell>
          <table:table-cell table:style-name="ce3" table:number-columns-repeated="12"/>
        </table:table-row>
        <table:table-row table:style-name="ro2">
          <table:table-cell table:style-name="ce1" office:value-type="string" calcext:value-type="string">
            <text:p>Algorithmus\Graph</text:p>
          </table:table-cell>
          <table:table-cell table:style-name="ce3" office:value-type="string" calcext:value-type="string">
            <text:p>00tiny</text:p>
          </table:table-cell>
          <table:table-cell table:style-name="ce3" office:value-type="string" calcext:value-type="string">
            <text:p>sierpinski_04</text:p>
          </table:table-cell>
          <table:table-cell table:style-name="ce3" office:value-type="string" calcext:value-type="string">
            <text:p>big_path</text:p>
          </table:table-cell>
          <table:table-cell table:style-name="ce3" office:value-type="string" calcext:value-type="string">
            <text:p>sierpinski_06</text:p>
          </table:table-cell>
          <table:table-cell table:style-name="ce3" office:value-type="string" calcext:value-type="string">
            <text:p>add20</text:p>
          </table:table-cell>
          <table:table-cell table:style-name="ce3" office:value-type="string" calcext:value-type="string">
            <text:p>3elt</text:p>
          </table:table-cell>
          <table:table-cell table:style-name="ce3" office:value-type="string" calcext:value-type="string">
            <text:p>sierpinski_07</text:p>
          </table:table-cell>
          <table:table-cell table:style-name="ce3" office:value-type="string" calcext:value-type="string">
            <text:p>add32</text:p>
          </table:table-cell>
          <table:table-cell table:style-name="ce3" office:value-type="string" calcext:value-type="string">
            <text:p>test_strogatz</text:p>
          </table:table-cell>
          <table:table-cell table:style-name="ce3" office:value-type="string" calcext:value-type="string">
            <text:p>crack</text:p>
          </table:table-cell>
          <table:table-cell table:style-name="ce3" office:value-type="string" calcext:value-type="string">
            <text:p>sierpinski_08</text:p>
          </table:table-cell>
          <table:table-cell table:style-name="ce3" office:value-type="string" calcext:value-type="string">
            <text:p>4elt</text:p>
          </table:table-cell>
        </table:table-row>
        <table:table-row table:style-name="ro2">
          <table:table-cell table:style-name="ce2" office:value-type="string" calcext:value-type="string">
            <text:p>OGD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602" calcext:value-type="float">
            <text:p>602</text:p>
          </table:table-cell>
          <table:table-cell office:value-type="float" office:value="1461" calcext:value-type="float">
            <text:p>1461</text:p>
          </table:table-cell>
          <table:table-cell office:value-type="float" office:value="6916" calcext:value-type="float">
            <text:p>6916</text:p>
          </table:table-cell>
          <table:table-cell office:value-type="float" office:value="7421" calcext:value-type="float">
            <text:p>7421</text:p>
          </table:table-cell>
          <table:table-cell office:value-type="float" office:value="10046" calcext:value-type="float">
            <text:p>10046</text:p>
          </table:table-cell>
          <table:table-cell office:value-type="float" office:value="13294" calcext:value-type="float">
            <text:p>13294</text:p>
          </table:table-cell>
          <table:table-cell office:value-type="float" office:value="50272" calcext:value-type="float">
            <text:p>50272</text:p>
          </table:table-cell>
          <table:table-cell office:value-type="float" office:value="90109" calcext:value-type="float">
            <text:p>90109</text:p>
          </table:table-cell>
          <table:table-cell office:value-type="float" office:value="104037" calcext:value-type="float">
            <text:p>104037</text:p>
          </table:table-cell>
        </table:table-row>
        <table:table-row table:style-name="ro2">
          <table:table-cell table:style-name="ce2" office:value-type="string" calcext:value-type="string">
            <text:p>PivotMDS 50 Pivots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17819" calcext:value-type="float">
            <text:p>17819</text:p>
          </table:table-cell>
          <table:table-cell office:value-type="float" office:value="1138" calcext:value-type="float">
            <text:p>1138</text:p>
          </table:table-cell>
          <table:table-cell office:value-type="float" office:value="10200" calcext:value-type="float">
            <text:p>10200</text:p>
          </table:table-cell>
          <table:table-cell office:value-type="float" office:value="40529" calcext:value-type="float">
            <text:p>40529</text:p>
          </table:table-cell>
          <table:table-cell office:value-type="float" office:value="12314" calcext:value-type="float">
            <text:p>12314</text:p>
          </table:table-cell>
          <table:table-cell office:value-type="float" office:value="119018" calcext:value-type="float">
            <text:p>119018</text:p>
          </table:table-cell>
          <table:table-cell office:value-type="float" office:value="64816" calcext:value-type="float">
            <text:p>64816</text:p>
          </table:table-cell>
          <table:table-cell office:value-type="float" office:value="179155" calcext:value-type="float">
            <text:p>179155</text:p>
          </table:table-cell>
          <table:table-cell office:value-type="float" office:value="157388" calcext:value-type="float">
            <text:p>157388</text:p>
          </table:table-cell>
          <table:table-cell office:value-type="float" office:value="880973" calcext:value-type="float">
            <text:p>880973</text:p>
          </table:table-cell>
        </table:table-row>
        <table:table-row table:style-name="ro2">
          <table:table-cell table:style-name="ce2" office:value-type="string" calcext:value-type="string">
            <text:p>PivotMDS 5% Pivots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17460" calcext:value-type="float">
            <text:p>17460</text:p>
          </table:table-cell>
          <table:table-cell office:value-type="float" office:value="1127" calcext:value-type="float">
            <text:p>1127</text:p>
          </table:table-cell>
          <table:table-cell office:value-type="float" office:value="9313" calcext:value-type="float">
            <text:p>9313</text:p>
          </table:table-cell>
          <table:table-cell office:value-type="float" office:value="48759" calcext:value-type="float">
            <text:p>48759</text:p>
          </table:table-cell>
          <table:table-cell office:value-type="float" office:value="14329" calcext:value-type="float">
            <text:p>14329</text:p>
          </table:table-cell>
          <table:table-cell office:value-type="float" office:value="108358" calcext:value-type="float">
            <text:p>108358</text:p>
          </table:table-cell>
          <table:table-cell office:value-type="float" office:value="64083" calcext:value-type="float">
            <text:p>64083</text:p>
          </table:table-cell>
          <table:table-cell office:value-type="float" office:value="239135" calcext:value-type="float">
            <text:p>239135</text:p>
          </table:table-cell>
          <table:table-cell office:value-type="float" office:value="198146" calcext:value-type="float">
            <text:p>198146</text:p>
          </table:table-cell>
          <table:table-cell office:value-type="float" office:value="1176306" calcext:value-type="float">
            <text:p>1176306</text:p>
          </table:table-cell>
        </table:table-row>
        <table:table-row table:style-name="ro2">
          <table:table-cell table:style-name="ce2" office:value-type="string" calcext:value-type="string">
            <text:p>Kein Initiallayout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343" calcext:value-type="float">
            <text:p>343</text:p>
          </table:table-cell>
          <table:table-cell office:value-type="float" office:value="536" calcext:value-type="float">
            <text:p>536</text:p>
          </table:table-cell>
          <table:table-cell office:value-type="float" office:value="3569" calcext:value-type="float">
            <text:p>3569</text:p>
          </table:table-cell>
          <table:table-cell office:value-type="float" office:value="13780" calcext:value-type="float">
            <text:p>13780</text:p>
          </table:table-cell>
          <table:table-cell office:value-type="float" office:value="5111" calcext:value-type="float">
            <text:p>5111</text:p>
          </table:table-cell>
          <table:table-cell office:value-type="float" office:value="12011" calcext:value-type="float">
            <text:p>12011</text:p>
          </table:table-cell>
          <table:table-cell office:value-type="float" office:value="5246" calcext:value-type="float">
            <text:p>5246</text:p>
          </table:table-cell>
          <table:table-cell office:value-type="float" office:value="71502" calcext:value-type="float">
            <text:p>71502</text:p>
          </table:table-cell>
          <table:table-cell office:value-type="float" office:value="52178" calcext:value-type="float">
            <text:p>52178</text:p>
          </table:table-cell>
          <table:table-cell office:value-type="float" office:value="187529" calcext:value-type="float">
            <text:p>187529</text:p>
          </table:table-cell>
        </table:table-row>
        <table:table-row table:style-name="ro2">
          <table:table-cell table:style-name="ce2" office:value-type="string" calcext:value-type="string">
            <text:p>Zufälliges Initiallayout</text:p>
          </table:table-cell>
          <table:table-cell office:value-type="float" office:value="52" calcext:value-type="float">
            <text:p>52</text:p>
          </table:table-cell>
          <table:table-cell office:value-type="float" office:value="144" calcext:value-type="float">
            <text:p>144</text:p>
          </table:table-cell>
          <table:table-cell office:value-type="float" office:value="19142" calcext:value-type="float">
            <text:p>19142</text:p>
          </table:table-cell>
          <table:table-cell office:value-type="float" office:value="1704" calcext:value-type="float">
            <text:p>1704</text:p>
          </table:table-cell>
          <table:table-cell office:value-type="float" office:value="71844" calcext:value-type="float">
            <text:p>71844</text:p>
          </table:table-cell>
          <table:table-cell office:value-type="float" office:value="62071" calcext:value-type="float">
            <text:p>62071</text:p>
          </table:table-cell>
          <table:table-cell office:value-type="float" office:value="17749" calcext:value-type="float">
            <text:p>17749</text:p>
          </table:table-cell>
          <table:table-cell office:value-type="float" office:value="209160" calcext:value-type="float">
            <text:p>209160</text:p>
          </table:table-cell>
          <table:table-cell office:value-type="float" office:value="118496" calcext:value-type="float">
            <text:p>118496</text:p>
          </table:table-cell>
          <table:table-cell office:value-type="float" office:value="298253" calcext:value-type="float">
            <text:p>298253</text:p>
          </table:table-cell>
          <table:table-cell office:value-type="float" office:value="235340" calcext:value-type="float">
            <text:p>235340</text:p>
          </table:table-cell>
          <table:table-cell office:value-type="float" office:value="1298572" calcext:value-type="float">
            <text:p>1298572</text:p>
          </table:table-cell>
        </table:table-row>
        <table:table-row table:style-name="ro2">
          <table:table-cell table:style-name="ce2" office:value-type="string" calcext:value-type="string">
            <text:p>OGDF Skaliert</text:p>
          </table:table-cell>
          <table:table-cell table:formula="of:=[.$M$7]/[.$M$3]*[.B3]" office:value-type="float" office:value="12.4818285802167" calcext:value-type="float">
            <text:p>12,4818285802167</text:p>
          </table:table-cell>
          <table:table-cell table:formula="of:=[.$M$7]/[.$M$3]*[.C3]" office:value-type="float" office:value="37.44548574065" calcext:value-type="float">
            <text:p>37,44548574065</text:p>
          </table:table-cell>
          <table:table-cell table:formula="of:=[.$M$7]/[.$M$3]*[.D3]" office:value-type="float" office:value="586.645943270183" calcext:value-type="float">
            <text:p>586,645943270183</text:p>
          </table:table-cell>
          <table:table-cell table:formula="of:=[.$M$7]/[.$M$3]*[.E3]" office:value-type="float" office:value="7514.06080529043" calcext:value-type="float">
            <text:p>7514,06080529043</text:p>
          </table:table-cell>
          <table:table-cell table:formula="of:=[.$M$7]/[.$M$3]*[.F3]" office:value-type="float" office:value="18235.9515556965" calcext:value-type="float">
            <text:p>18235,9515556965</text:p>
          </table:table-cell>
          <table:table-cell table:formula="of:=[.$M$7]/[.$M$3]*[.G3]" office:value-type="float" office:value="86324.3264607784" calcext:value-type="float">
            <text:p>86324,3264607784</text:p>
          </table:table-cell>
          <table:table-cell table:formula="of:=[.$M$7]/[.$M$3]*[.H3]" office:value-type="float" office:value="92627.6498937878" calcext:value-type="float">
            <text:p>92627,6498937878</text:p>
          </table:table-cell>
          <table:table-cell table:formula="of:=[.$M$7]/[.$M$3]*[.I3]" office:value-type="float" office:value="125392.449916857" calcext:value-type="float">
            <text:p>125392,449916857</text:p>
          </table:table-cell>
          <table:table-cell table:formula="of:=[.$M$7]/[.$M$3]*[.J3]" office:value-type="float" office:value="165933.4291454" calcext:value-type="float">
            <text:p>165933,4291454</text:p>
          </table:table-cell>
          <table:table-cell table:formula="of:=[.$M$7]/[.$M$3]*[.K3]" office:value-type="float" office:value="627486.486384652" calcext:value-type="float">
            <text:p>627486,486384652</text:p>
          </table:table-cell>
          <table:table-cell table:formula="of:=[.$M$7]/[.$M$3]*[.L3]" office:value-type="float" office:value="1124725.09153474" calcext:value-type="float">
            <text:p>1124725,09153474</text:p>
          </table:table-cell>
          <table:table-cell table:formula="of:=[.$M$7]/[.$M$3]*[.M3]" office:value-type="float" office:value="1298572" calcext:value-type="float">
            <text:p>1298572</text:p>
          </table:table-cell>
        </table:table-row>
        <table:table-row table:style-name="ro2">
          <table:table-cell office:value-type="string" calcext:value-type="string">
            <text:p>(um einen konst. Faktor zu finden)</text:p>
          </table:table-cell>
          <table:table-cell table:number-columns-repeated="12"/>
        </table:table-row>
        <table:table-row table:style-name="ro2" table:number-rows-repeated="10">
          <table:table-cell table:number-columns-repeated="13"/>
        </table:table-row>
        <table:table-row table:style-name="ro2">
          <table:table-cell office:value-type="string" calcext:value-type="string">
            <text:p><text:s text:c="2"/></text:p>
          </table:table-cell>
          <table:table-cell table:number-columns-repeated="12"/>
        </table:table-row>
        <table:table-row table:style-name="ro2" table:number-rows-repeated="35">
          <table:table-cell table:number-columns-repeated="13"/>
        </table:table-row>
        <table:table-row table:style-name="ro1">
          <table:table-cell table:style-name="ce4" office:value-type="string" calcext:value-type="string">
            <text:p>Qualität</text:p>
          </table:table-cell>
          <table:table-cell table:number-columns-repeated="12"/>
        </table:table-row>
        <table:table-row table:style-name="ro3">
          <table:table-cell table:style-name="ce7" office:value-type="string" calcext:value-type="string">
            <text:p>Kantenkreuzungen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Graph\Algorithmus</text:p>
          </table:table-cell>
          <table:table-cell table:style-name="ce1" office:value-type="string" calcext:value-type="string">
            <text:p>OGDF</text:p>
          </table:table-cell>
          <table:table-cell table:style-name="ce1" office:value-type="string" calcext:value-type="string">
            <text:p>PivotMDS 50 Pivots</text:p>
          </table:table-cell>
          <table:table-cell table:style-name="ce1" office:value-type="string" calcext:value-type="string">
            <text:p>PivotMDS 5% Pivots</text:p>
          </table:table-cell>
          <table:table-cell table:style-name="ce1" office:value-type="string" calcext:value-type="string">
            <text:p>Kein Initiallayout</text:p>
          </table:table-cell>
          <table:table-cell table:style-name="ce1" office:value-type="string" calcext:value-type="string">
            <text:p>Zufällig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00tiny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3elt</text:p>
          </table:table-cell>
          <table:table-cell office:value-type="float" office:value="12801" calcext:value-type="float">
            <text:p>12801</text:p>
          </table:table-cell>
          <table:table-cell office:value-type="float" office:value="13500" calcext:value-type="float">
            <text:p>13500</text:p>
          </table:table-cell>
          <table:table-cell office:value-type="float" office:value="13485" calcext:value-type="float">
            <text:p>13485</text:p>
          </table:table-cell>
          <table:table-cell office:value-type="float" office:value="94072656" calcext:value-type="float">
            <text:p>94072656</text:p>
          </table:table-cell>
          <table:table-cell office:value-type="float" office:value="13752" calcext:value-type="float">
            <text:p>13752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4elt</text:p>
          </table:table-cell>
          <table:table-cell office:value-type="float" office:value="58786" calcext:value-type="float">
            <text:p>58786</text:p>
          </table:table-cell>
          <table:table-cell office:value-type="float" office:value="65224" calcext:value-type="float">
            <text:p>65224</text:p>
          </table:table-cell>
          <table:table-cell office:value-type="float" office:value="62248" calcext:value-type="float">
            <text:p>62248</text:p>
          </table:table-cell>
          <table:table-cell office:value-type="float" office:value="1052146074" calcext:value-type="float">
            <text:p>1052146074</text:p>
          </table:table-cell>
          <table:table-cell office:value-type="float" office:value="64419" calcext:value-type="float">
            <text:p>64419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add20</text:p>
          </table:table-cell>
          <table:table-cell office:value-type="float" office:value="503237" calcext:value-type="float">
            <text:p>503237</text:p>
          </table:table-cell>
          <table:table-cell office:value-type="float" office:value="490303" calcext:value-type="float">
            <text:p>490303</text:p>
          </table:table-cell>
          <table:table-cell office:value-type="float" office:value="487071" calcext:value-type="float">
            <text:p>487071</text:p>
          </table:table-cell>
          <table:table-cell office:value-type="float" office:value="27594584" calcext:value-type="float">
            <text:p>27594584</text:p>
          </table:table-cell>
          <table:table-cell office:value-type="float" office:value="506460" calcext:value-type="float">
            <text:p>506460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add32</text:p>
          </table:table-cell>
          <table:table-cell office:value-type="float" office:value="108059" calcext:value-type="float">
            <text:p>108059</text:p>
          </table:table-cell>
          <table:table-cell office:value-type="float" office:value="84674" calcext:value-type="float">
            <text:p>84674</text:p>
          </table:table-cell>
          <table:table-cell office:value-type="float" office:value="77938" calcext:value-type="float">
            <text:p>77938</text:p>
          </table:table-cell>
          <table:table-cell office:value-type="float" office:value="44699705" calcext:value-type="float">
            <text:p>44699705</text:p>
          </table:table-cell>
          <table:table-cell office:value-type="float" office:value="104203" calcext:value-type="float">
            <text:p>104203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big_pa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7503" calcext:value-type="float">
            <text:p>49750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crack</text:p>
          </table:table-cell>
          <table:table-cell office:value-type="float" office:value="537" calcext:value-type="float">
            <text:p>537</text:p>
          </table:table-cell>
          <table:table-cell table:number-columns-repeated="2" office:value-type="float" office:value="1609" calcext:value-type="float">
            <text:p>1609</text:p>
          </table:table-cell>
          <table:table-cell office:value-type="float" office:value="461288916" calcext:value-type="float">
            <text:p>461288916</text:p>
          </table:table-cell>
          <table:table-cell office:value-type="float" office:value="1635" calcext:value-type="float">
            <text:p>1635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sierpinski_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680" calcext:value-type="float">
            <text:p>2868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sierpinski_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83836" calcext:value-type="float">
            <text:p>23838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sierpinski_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500403" calcext:value-type="float">
            <text:p>2150040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sierpinski_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3641360" calcext:value-type="float">
            <text:p>1936413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test_strogatz</text:p>
          </table:table-cell>
          <table:table-cell office:value-type="float" office:value="302" calcext:value-type="float">
            <text:p>302</text:p>
          </table:table-cell>
          <table:table-cell office:value-type="float" office:value="531" calcext:value-type="float">
            <text:p>531</text:p>
          </table:table-cell>
          <table:table-cell office:value-type="float" office:value="468" calcext:value-type="float">
            <text:p>468</text:p>
          </table:table-cell>
          <table:table-cell office:value-type="float" office:value="7992478" calcext:value-type="float">
            <text:p>7992478</text:p>
          </table:table-cell>
          <table:table-cell office:value-type="float" office:value="549" calcext:value-type="float">
            <text:p>549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3">
          <table:table-cell table:style-name="ce7" office:value-type="string" calcext:value-type="string">
            <text:p>Stress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00tiny</text:p>
          </table:table-cell>
          <table:table-cell office:value-type="float" office:value="113.119177817859" calcext:value-type="float">
            <text:p>113,119177817859</text:p>
          </table:table-cell>
          <table:table-cell office:value-type="float" office:value="65.9854432543638" calcext:value-type="float">
            <text:p>65,9854432543638</text:p>
          </table:table-cell>
          <table:table-cell office:value-type="float" office:value="65.9847810687834" calcext:value-type="float">
            <text:p>65,9847810687834</text:p>
          </table:table-cell>
          <table:table-cell office:value-type="float" office:value="1250" calcext:value-type="float">
            <text:p>1250</text:p>
          </table:table-cell>
          <table:table-cell office:value-type="float" office:value="72.0963061352418" calcext:value-type="float">
            <text:p>72,0963061352418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3elt</text:p>
          </table:table-cell>
          <table:table-cell table:style-name="ce10" office:value-type="float" office:value="72317221291.4001" calcext:value-type="float">
            <text:p>7,23E+10</text:p>
          </table:table-cell>
          <table:table-cell table:style-name="ce10" office:value-type="float" office:value="229280887.579879" calcext:value-type="float">
            <text:p>2,29E+08</text:p>
          </table:table-cell>
          <table:table-cell table:style-name="ce10" office:value-type="float" office:value="229276090.448093" calcext:value-type="float">
            <text:p>2,29E+08</text:p>
          </table:table-cell>
          <table:table-cell table:style-name="ce10" office:value-type="float" office:value="8006251600" calcext:value-type="float">
            <text:p>8,01E+09</text:p>
          </table:table-cell>
          <table:table-cell table:style-name="ce10" office:value-type="float" office:value="229228194.904311" calcext:value-type="float">
            <text:p>2,29E+08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4elt</text:p>
          </table:table-cell>
          <table:table-cell table:style-name="ce10" office:value-type="float" office:value="45646812721.5131" calcext:value-type="float">
            <text:p>4,56E+10</text:p>
          </table:table-cell>
          <table:table-cell table:style-name="ce10" office:value-type="float" office:value="22426149546.1367" calcext:value-type="float">
            <text:p>2,24E+10</text:p>
          </table:table-cell>
          <table:table-cell table:style-name="ce10" office:value-type="float" office:value="22424790647.2782" calcext:value-type="float">
            <text:p>2,24E+10</text:p>
          </table:table-cell>
          <table:table-cell table:style-name="ce10" office:value-type="float" office:value="681446543000" calcext:value-type="float">
            <text:p>6,81E+11</text:p>
          </table:table-cell>
          <table:table-cell table:style-name="ce10" office:value-type="float" office:value="22427887965.8849" calcext:value-type="float">
            <text:p>2,24E+10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add20</text:p>
          </table:table-cell>
          <table:table-cell table:style-name="ce10" office:value-type="float" office:value="193567342.38407" calcext:value-type="float">
            <text:p>1,94E+08</text:p>
          </table:table-cell>
          <table:table-cell table:style-name="ce10" office:value-type="float" office:value="146499060.893246" calcext:value-type="float">
            <text:p>1,46E+08</text:p>
          </table:table-cell>
          <table:table-cell table:style-name="ce10" office:value-type="float" office:value="146136908.646614" calcext:value-type="float">
            <text:p>1,46E+08</text:p>
          </table:table-cell>
          <table:table-cell table:style-name="ce10" office:value-type="float" office:value="1536870625" calcext:value-type="float">
            <text:p>1,54E+09</text:p>
          </table:table-cell>
          <table:table-cell table:style-name="ce10" office:value-type="float" office:value="148710758.069159" calcext:value-type="float">
            <text:p>1,49E+08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add32</text:p>
          </table:table-cell>
          <table:table-cell table:style-name="ce10" office:value-type="float" office:value="1573480729.34291" calcext:value-type="float">
            <text:p>1,57E+09</text:p>
          </table:table-cell>
          <table:table-cell table:style-name="ce10" office:value-type="float" office:value="1094593460.32915" calcext:value-type="float">
            <text:p>1,09E+09</text:p>
          </table:table-cell>
          <table:table-cell table:style-name="ce10" office:value-type="float" office:value="1102383579.77685" calcext:value-type="float">
            <text:p>1,10E+09</text:p>
          </table:table-cell>
          <table:table-cell table:style-name="ce10" office:value-type="float" office:value="15593662750" calcext:value-type="float">
            <text:p>1,56E+10</text:p>
          </table:table-cell>
          <table:table-cell table:style-name="ce10" office:value-type="float" office:value="1114813347.43142" calcext:value-type="float">
            <text:p>1,11E+09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big_path</text:p>
          </table:table-cell>
          <table:table-cell table:style-name="ce10" office:value-type="float" office:value="833332500" calcext:value-type="float">
            <text:p>8,33E+08</text:p>
          </table:table-cell>
          <table:table-cell office:value-type="float" office:value="1417.98913147377" calcext:value-type="float">
            <text:p>1417,98913147377</text:p>
          </table:table-cell>
          <table:table-cell office:value-type="float" office:value="1541.61937950808" calcext:value-type="float">
            <text:p>1541,61937950808</text:p>
          </table:table-cell>
          <table:table-cell table:style-name="ce10" office:value-type="float" office:value="20833312500" calcext:value-type="float">
            <text:p>2,08E+10</text:p>
          </table:table-cell>
          <table:table-cell office:value-type="float" office:value="70466.1154074319" calcext:value-type="float">
            <text:p>70466,1154074319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crack</text:p>
          </table:table-cell>
          <table:table-cell table:style-name="ce10" office:value-type="float" office:value="10419404446.168" calcext:value-type="float">
            <text:p>1,04E+10</text:p>
          </table:table-cell>
          <table:table-cell table:style-name="ce10" office:value-type="float" office:value="533966645.880863" calcext:value-type="float">
            <text:p>5,34E+08</text:p>
          </table:table-cell>
          <table:table-cell table:style-name="ce10" office:value-type="float" office:value="533974485.217312" calcext:value-type="float">
            <text:p>5,34E+08</text:p>
          </table:table-cell>
          <table:table-cell table:style-name="ce10" office:value-type="float" office:value="268652278625" calcext:value-type="float">
            <text:p>2,69E+11</text:p>
          </table:table-cell>
          <table:table-cell table:style-name="ce10" office:value-type="float" office:value="533968273.445888" calcext:value-type="float">
            <text:p>5,34E+08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sierpinski_04</text:p>
          </table:table-cell>
          <table:table-cell office:value-type="float" office:value="426070.3586037" calcext:value-type="float">
            <text:p>426070,3586037</text:p>
          </table:table-cell>
          <table:table-cell office:value-type="float" office:value="80371.3258031504" calcext:value-type="float">
            <text:p>80371,3258031504</text:p>
          </table:table-cell>
          <table:table-cell office:value-type="float" office:value="80372.1099610217" calcext:value-type="float">
            <text:p>80372,1099610217</text:p>
          </table:table-cell>
          <table:table-cell office:value-type="float" office:value="8004000" calcext:value-type="float">
            <text:p>8004000</text:p>
          </table:table-cell>
          <table:table-cell office:value-type="float" office:value="80369.0540689486" calcext:value-type="float">
            <text:p>80369,0540689486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sierpinski_06</text:p>
          </table:table-cell>
          <table:table-cell table:style-name="ce10" office:value-type="float" office:value="132429973.415789" calcext:value-type="float">
            <text:p>1,32E+08</text:p>
          </table:table-cell>
          <table:table-cell table:style-name="ce10" office:value-type="float" office:value="24362159.1105075" calcext:value-type="float">
            <text:p>2,44E+07</text:p>
          </table:table-cell>
          <table:table-cell table:style-name="ce10" office:value-type="float" office:value="24361216.215027" calcext:value-type="float">
            <text:p>2,44E+07</text:p>
          </table:table-cell>
          <table:table-cell table:style-name="ce10" office:value-type="float" office:value="2526906750" calcext:value-type="float">
            <text:p>2,53E+09</text:p>
          </table:table-cell>
          <table:table-cell table:style-name="ce10" office:value-type="float" office:value="24362054.0074944" calcext:value-type="float">
            <text:p>2,44E+07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sierpinski_07</text:p>
          </table:table-cell>
          <table:table-cell table:style-name="ce10" office:value-type="float" office:value="2392571315.78104" calcext:value-type="float">
            <text:p>2,39E+09</text:p>
          </table:table-cell>
          <table:table-cell table:style-name="ce10" office:value-type="float" office:value="436276303.90657" calcext:value-type="float">
            <text:p>4,36E+08</text:p>
          </table:table-cell>
          <table:table-cell table:style-name="ce10" office:value-type="float" office:value="436280793.579862" calcext:value-type="float">
            <text:p>4,36E+08</text:p>
          </table:table-cell>
          <table:table-cell table:style-name="ce10" office:value-type="float" office:value="45383716125" calcext:value-type="float">
            <text:p>4,54E+10</text:p>
          </table:table-cell>
          <table:table-cell table:style-name="ce10" office:value-type="float" office:value="436275404.903232" calcext:value-type="float">
            <text:p>4,36E+08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sierpinski_08</text:p>
          </table:table-cell>
          <table:table-cell table:style-name="ce10" office:value-type="float" office:value="43462087214.0197" calcext:value-type="float">
            <text:p>4,35E+10</text:p>
          </table:table-cell>
          <table:table-cell table:style-name="ce10" office:value-type="float" office:value="7841425197.10832" calcext:value-type="float">
            <text:p>7,84E+09</text:p>
          </table:table-cell>
          <table:table-cell table:style-name="ce10" office:value-type="float" office:value="7841348959.55247" calcext:value-type="float">
            <text:p>7,84E+09</text:p>
          </table:table-cell>
          <table:table-cell table:style-name="ce10" office:value-type="float" office:value="816298177500" calcext:value-type="float">
            <text:p>8,16E+11</text:p>
          </table:table-cell>
          <table:table-cell table:style-name="ce10" office:value-type="float" office:value="7841454556.79321" calcext:value-type="float">
            <text:p>7,84E+09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test_strogatz</text:p>
          </table:table-cell>
          <table:table-cell table:style-name="ce10" office:value-type="float" office:value="4637892265.98049" calcext:value-type="float">
            <text:p>4,64E+09</text:p>
          </table:table-cell>
          <table:table-cell table:style-name="ce10" office:value-type="float" office:value="1491810566.13785" calcext:value-type="float">
            <text:p>1,49E+09</text:p>
          </table:table-cell>
          <table:table-cell table:style-name="ce10" office:value-type="float" office:value="1531205885.39024" calcext:value-type="float">
            <text:p>1,53E+09</text:p>
          </table:table-cell>
          <table:table-cell table:style-name="ce10" office:value-type="float" office:value="82614471875" calcext:value-type="float">
            <text:p>8,26E+10</text:p>
          </table:table-cell>
          <table:table-cell table:style-name="ce10" office:value-type="float" office:value="1595923960.58982" calcext:value-type="float">
            <text:p>1,60E+09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 table:style-name="ce8" office:value-type="string" calcext:value-type="string">
            <text:p>(OGDF benutzt eine andere Zielkantenlänge, also ist der Stress der von der unserer Standardziellänge ausgeht nicht vergleichbar.)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6">00.00.0000</text:date>, <text:time style:data-style-name="N2" text:time-value="20:34:16.921547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6T20:35:45.706259994</dc:date>
    <meta:editing-duration>PT1H4M26S</meta:editing-duration>
    <meta:editing-cycles>11</meta:editing-cycles>
    <meta:generator>LibreOffice/6.2.5.2$Linux_X86_64 LibreOffice_project/20$Build-2</meta:generator>
    <meta:document-statistic meta:table-count="1" meta:cell-count="24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4.704cm" svg:height="10.284cm" xlink:href=".." xlink:type="simple" chart:class="chart:scatter" chart:style-name="ch1">
        <chart:title svg:x="5.351cm" svg:y="0.341cm" chart:style-name="ch2">
          <text:p>Zeit Log. pro Graph</text:p>
        </chart:title>
        <chart:legend chart:legend-position="end" svg:x="11.349cm" svg:y="2.104cm" style:legend-expansion="high" chart:style-name="ch3"/>
        <chart:plot-area chart:style-name="ch4" table:cell-range-address="ogdf_sm.A2:ogdf_sm.M8" chart:data-source-has-labels="both" svg:x="0.03cm" svg:y="0.23cm" svg:width="12.227cm" svg:height="9.75cm">
          <chartooo:coordinate-region svg:x="1.763cm" svg:y="0.429cm" svg:width="10.4cm" svg:height="8.904cm"/>
          <chart:axis chart:dimension="x" chart:name="primary-x" chart:style-name="ch5" chartooo:axis-type="auto">
            <chart:title svg:x="5.213cm" svg:y="9.724cm" chart:style-name="ch6">
              <text:p>Algorithmen</text:p>
            </chart:title>
            <chart:categories table:cell-range-address="ogdf_sm.A3:ogdf_sm.A8"/>
          </chart:axis>
          <chart:axis chart:dimension="y" chart:name="primary-y" chart:style-name="ch7">
            <chart:title svg:x="0cm" svg:y="5.784cm" chart:style-name="ch8">
              <text:p>Zeit (ms)</text:p>
            </chart:title>
            <chart:grid chart:style-name="ch9" chart:class="major"/>
          </chart:axis>
          <chart:series chart:style-name="ch10" chart:values-cell-range-address="ogdf_sm.B3:ogdf_sm.B8" chart:label-cell-address="ogdf_sm.B2:ogdf_sm.B2" chart:class="chart:scatter">
            <chart:data-point chart:repeated="6"/>
          </chart:series>
          <chart:series chart:style-name="ch11" chart:values-cell-range-address="ogdf_sm.C3:ogdf_sm.C8" chart:label-cell-address="ogdf_sm.C2:ogdf_sm.C2" chart:class="chart:scatter">
            <chart:data-point chart:repeated="6"/>
          </chart:series>
          <chart:series chart:style-name="ch12" chart:values-cell-range-address="ogdf_sm.D3:ogdf_sm.D8" chart:label-cell-address="ogdf_sm.D2:ogdf_sm.D2" chart:class="chart:scatter">
            <chart:data-point chart:repeated="6"/>
          </chart:series>
          <chart:series chart:style-name="ch13" chart:values-cell-range-address="ogdf_sm.E3:ogdf_sm.E8" chart:label-cell-address="ogdf_sm.E2:ogdf_sm.E2" chart:class="chart:scatter">
            <chart:data-point chart:repeated="6"/>
          </chart:series>
          <chart:series chart:style-name="ch14" chart:values-cell-range-address="ogdf_sm.F3:ogdf_sm.F8" chart:label-cell-address="ogdf_sm.F2:ogdf_sm.F2" chart:class="chart:scatter">
            <chart:data-point chart:repeated="6"/>
          </chart:series>
          <chart:series chart:style-name="ch15" chart:values-cell-range-address="ogdf_sm.G3:ogdf_sm.G8" chart:label-cell-address="ogdf_sm.G2:ogdf_sm.G2" chart:class="chart:scatter">
            <chart:data-point chart:repeated="6"/>
          </chart:series>
          <chart:series chart:style-name="ch16" chart:values-cell-range-address="ogdf_sm.H3:ogdf_sm.H8" chart:label-cell-address="ogdf_sm.H2:ogdf_sm.H2" chart:class="chart:scatter">
            <chart:data-point chart:repeated="6"/>
          </chart:series>
          <chart:series chart:style-name="ch17" chart:values-cell-range-address="ogdf_sm.I3:ogdf_sm.I8" chart:label-cell-address="ogdf_sm.I2:ogdf_sm.I2" chart:class="chart:scatter">
            <chart:data-point chart:repeated="6"/>
          </chart:series>
          <chart:series chart:style-name="ch18" chart:values-cell-range-address="ogdf_sm.J3:ogdf_sm.J8" chart:label-cell-address="ogdf_sm.J2:ogdf_sm.J2" chart:class="chart:scatter">
            <chart:data-point chart:repeated="6"/>
          </chart:series>
          <chart:series chart:style-name="ch19" chart:values-cell-range-address="ogdf_sm.K3:ogdf_sm.K8" chart:label-cell-address="ogdf_sm.K2:ogdf_sm.K2" chart:class="chart:scatter">
            <chart:data-point chart:repeated="6"/>
          </chart:series>
          <chart:series chart:style-name="ch20" chart:values-cell-range-address="ogdf_sm.L3:ogdf_sm.L8" chart:label-cell-address="ogdf_sm.L2:ogdf_sm.L2" chart:class="chart:scatter">
            <chart:data-point chart:repeated="6"/>
          </chart:series>
          <chart:series chart:style-name="ch21" chart:values-cell-range-address="ogdf_sm.M3:ogdf_sm.M8" chart:label-cell-address="ogdf_sm.M2:ogdf_sm.M2" chart:class="chart:scatter">
            <chart:data-point chart:repeated="6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0tiny</text:p>
                <draw:g>
                  <svg:desc>ogdf_sm.B2:ogdf_sm.B2</svg:desc>
                </draw:g>
              </table:table-cell>
              <table:table-cell office:value-type="string">
                <text:p>sierpinski_04</text:p>
                <draw:g>
                  <svg:desc>ogdf_sm.C2:ogdf_sm.C2</svg:desc>
                </draw:g>
              </table:table-cell>
              <table:table-cell office:value-type="string">
                <text:p>big_path</text:p>
                <draw:g>
                  <svg:desc>ogdf_sm.D2:ogdf_sm.D2</svg:desc>
                </draw:g>
              </table:table-cell>
              <table:table-cell office:value-type="string">
                <text:p>sierpinski_06</text:p>
                <draw:g>
                  <svg:desc>ogdf_sm.E2:ogdf_sm.E2</svg:desc>
                </draw:g>
              </table:table-cell>
              <table:table-cell office:value-type="string">
                <text:p>add20</text:p>
                <draw:g>
                  <svg:desc>ogdf_sm.F2:ogdf_sm.F2</svg:desc>
                </draw:g>
              </table:table-cell>
              <table:table-cell office:value-type="string">
                <text:p>3elt</text:p>
                <draw:g>
                  <svg:desc>ogdf_sm.G2:ogdf_sm.G2</svg:desc>
                </draw:g>
              </table:table-cell>
              <table:table-cell office:value-type="string">
                <text:p>sierpinski_07</text:p>
                <draw:g>
                  <svg:desc>ogdf_sm.H2:ogdf_sm.H2</svg:desc>
                </draw:g>
              </table:table-cell>
              <table:table-cell office:value-type="string">
                <text:p>add32</text:p>
                <draw:g>
                  <svg:desc>ogdf_sm.I2:ogdf_sm.I2</svg:desc>
                </draw:g>
              </table:table-cell>
              <table:table-cell office:value-type="string">
                <text:p>test_strogatz</text:p>
                <draw:g>
                  <svg:desc>ogdf_sm.J2:ogdf_sm.J2</svg:desc>
                </draw:g>
              </table:table-cell>
              <table:table-cell office:value-type="string">
                <text:p>crack</text:p>
                <draw:g>
                  <svg:desc>ogdf_sm.K2:ogdf_sm.K2</svg:desc>
                </draw:g>
              </table:table-cell>
              <table:table-cell office:value-type="string">
                <text:p>sierpinski_08</text:p>
                <draw:g>
                  <svg:desc>ogdf_sm.L2:ogdf_sm.L2</svg:desc>
                </draw:g>
              </table:table-cell>
              <table:table-cell office:value-type="string">
                <text:p>4elt</text:p>
                <draw:g>
                  <svg:desc>ogdf_sm.M2:ogdf_sm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GDF</text:p>
                <draw:g>
                  <svg:desc>ogdf_sm.A3:ogdf_sm.A8</svg:desc>
                </draw:g>
              </table:table-cell>
              <table:table-cell office:value-type="float" office:value="1">
                <text:p>1</text:p>
                <draw:g>
                  <svg:desc>ogdf_sm.B3:ogdf_sm.B8</svg:desc>
                </draw:g>
              </table:table-cell>
              <table:table-cell office:value-type="float" office:value="3">
                <text:p>3</text:p>
                <draw:g>
                  <svg:desc>ogdf_sm.C3:ogdf_sm.C8</svg:desc>
                </draw:g>
              </table:table-cell>
              <table:table-cell office:value-type="float" office:value="47">
                <text:p>47</text:p>
                <draw:g>
                  <svg:desc>ogdf_sm.D3:ogdf_sm.D8</svg:desc>
                </draw:g>
              </table:table-cell>
              <table:table-cell office:value-type="float" office:value="602">
                <text:p>602</text:p>
                <draw:g>
                  <svg:desc>ogdf_sm.E3:ogdf_sm.E8</svg:desc>
                </draw:g>
              </table:table-cell>
              <table:table-cell office:value-type="float" office:value="1461">
                <text:p>1461</text:p>
                <draw:g>
                  <svg:desc>ogdf_sm.F3:ogdf_sm.F8</svg:desc>
                </draw:g>
              </table:table-cell>
              <table:table-cell office:value-type="float" office:value="6916">
                <text:p>6916</text:p>
                <draw:g>
                  <svg:desc>ogdf_sm.G3:ogdf_sm.G8</svg:desc>
                </draw:g>
              </table:table-cell>
              <table:table-cell office:value-type="float" office:value="7421">
                <text:p>7421</text:p>
                <draw:g>
                  <svg:desc>ogdf_sm.H3:ogdf_sm.H8</svg:desc>
                </draw:g>
              </table:table-cell>
              <table:table-cell office:value-type="float" office:value="10046">
                <text:p>10046</text:p>
                <draw:g>
                  <svg:desc>ogdf_sm.I3:ogdf_sm.I8</svg:desc>
                </draw:g>
              </table:table-cell>
              <table:table-cell office:value-type="float" office:value="13294">
                <text:p>13294</text:p>
                <draw:g>
                  <svg:desc>ogdf_sm.J3:ogdf_sm.J8</svg:desc>
                </draw:g>
              </table:table-cell>
              <table:table-cell office:value-type="float" office:value="50272">
                <text:p>50272</text:p>
                <draw:g>
                  <svg:desc>ogdf_sm.K3:ogdf_sm.K8</svg:desc>
                </draw:g>
              </table:table-cell>
              <table:table-cell office:value-type="float" office:value="90109">
                <text:p>90109</text:p>
                <draw:g>
                  <svg:desc>ogdf_sm.L3:ogdf_sm.L8</svg:desc>
                </draw:g>
              </table:table-cell>
              <table:table-cell office:value-type="float" office:value="104037">
                <text:p>104037</text:p>
                <draw:g>
                  <svg:desc>ogdf_sm.M3:ogdf_sm.M8</svg:desc>
                </draw:g>
              </table:table-cell>
            </table:table-row>
            <table:table-row>
              <table:table-cell office:value-type="string">
                <text:p>PivotMDS 50 Pivots</text:p>
              </table:table-cell>
              <table:table-cell office:value-type="float" office:value="50">
                <text:p>50</text:p>
              </table:table-cell>
              <table:table-cell office:value-type="float" office:value="66">
                <text:p>66</text:p>
              </table:table-cell>
              <table:table-cell office:value-type="float" office:value="17819">
                <text:p>17819</text:p>
              </table:table-cell>
              <table:table-cell office:value-type="float" office:value="1138">
                <text:p>1138</text:p>
              </table:table-cell>
              <table:table-cell office:value-type="float" office:value="10200">
                <text:p>10200</text:p>
              </table:table-cell>
              <table:table-cell office:value-type="float" office:value="40529">
                <text:p>40529</text:p>
              </table:table-cell>
              <table:table-cell office:value-type="float" office:value="12314">
                <text:p>12314</text:p>
              </table:table-cell>
              <table:table-cell office:value-type="float" office:value="119018">
                <text:p>119018</text:p>
              </table:table-cell>
              <table:table-cell office:value-type="float" office:value="64816">
                <text:p>64816</text:p>
              </table:table-cell>
              <table:table-cell office:value-type="float" office:value="179155">
                <text:p>179155</text:p>
              </table:table-cell>
              <table:table-cell office:value-type="float" office:value="157388">
                <text:p>157388</text:p>
              </table:table-cell>
              <table:table-cell office:value-type="float" office:value="880973">
                <text:p>880973</text:p>
              </table:table-cell>
            </table:table-row>
            <table:table-row>
              <table:table-cell office:value-type="string">
                <text:p>PivotMDS 5% Pivots</text:p>
              </table:table-cell>
              <table:table-cell office:value-type="float" office:value="34">
                <text:p>34</text:p>
              </table:table-cell>
              <table:table-cell office:value-type="float" office:value="57">
                <text:p>57</text:p>
              </table:table-cell>
              <table:table-cell office:value-type="float" office:value="17460">
                <text:p>17460</text:p>
              </table:table-cell>
              <table:table-cell office:value-type="float" office:value="1127">
                <text:p>1127</text:p>
              </table:table-cell>
              <table:table-cell office:value-type="float" office:value="9313">
                <text:p>9313</text:p>
              </table:table-cell>
              <table:table-cell office:value-type="float" office:value="48759">
                <text:p>48759</text:p>
              </table:table-cell>
              <table:table-cell office:value-type="float" office:value="14329">
                <text:p>14329</text:p>
              </table:table-cell>
              <table:table-cell office:value-type="float" office:value="108358">
                <text:p>108358</text:p>
              </table:table-cell>
              <table:table-cell office:value-type="float" office:value="64083">
                <text:p>64083</text:p>
              </table:table-cell>
              <table:table-cell office:value-type="float" office:value="239135">
                <text:p>239135</text:p>
              </table:table-cell>
              <table:table-cell office:value-type="float" office:value="198146">
                <text:p>198146</text:p>
              </table:table-cell>
              <table:table-cell office:value-type="float" office:value="1176306">
                <text:p>1176306</text:p>
              </table:table-cell>
            </table:table-row>
            <table:table-row>
              <table:table-cell office:value-type="string">
                <text:p>Kein Initiallayout</text:p>
              </table:table-cell>
              <table:table-cell office:value-type="float" office:value="13">
                <text:p>13</text:p>
              </table:table-cell>
              <table:table-cell office:value-type="float" office:value="121">
                <text:p>121</text:p>
              </table:table-cell>
              <table:table-cell office:value-type="float" office:value="343">
                <text:p>343</text:p>
              </table:table-cell>
              <table:table-cell office:value-type="float" office:value="536">
                <text:p>536</text:p>
              </table:table-cell>
              <table:table-cell office:value-type="float" office:value="3569">
                <text:p>3569</text:p>
              </table:table-cell>
              <table:table-cell office:value-type="float" office:value="13780">
                <text:p>13780</text:p>
              </table:table-cell>
              <table:table-cell office:value-type="float" office:value="5111">
                <text:p>5111</text:p>
              </table:table-cell>
              <table:table-cell office:value-type="float" office:value="12011">
                <text:p>12011</text:p>
              </table:table-cell>
              <table:table-cell office:value-type="float" office:value="5246">
                <text:p>5246</text:p>
              </table:table-cell>
              <table:table-cell office:value-type="float" office:value="71502">
                <text:p>71502</text:p>
              </table:table-cell>
              <table:table-cell office:value-type="float" office:value="52178">
                <text:p>52178</text:p>
              </table:table-cell>
              <table:table-cell office:value-type="float" office:value="187529">
                <text:p>187529</text:p>
              </table:table-cell>
            </table:table-row>
            <table:table-row>
              <table:table-cell office:value-type="string">
                <text:p>Zufälliges Initiallayout</text:p>
              </table:table-cell>
              <table:table-cell office:value-type="float" office:value="52">
                <text:p>52</text:p>
              </table:table-cell>
              <table:table-cell office:value-type="float" office:value="144">
                <text:p>144</text:p>
              </table:table-cell>
              <table:table-cell office:value-type="float" office:value="19142">
                <text:p>19142</text:p>
              </table:table-cell>
              <table:table-cell office:value-type="float" office:value="1704">
                <text:p>1704</text:p>
              </table:table-cell>
              <table:table-cell office:value-type="float" office:value="71844">
                <text:p>71844</text:p>
              </table:table-cell>
              <table:table-cell office:value-type="float" office:value="62071">
                <text:p>62071</text:p>
              </table:table-cell>
              <table:table-cell office:value-type="float" office:value="17749">
                <text:p>17749</text:p>
              </table:table-cell>
              <table:table-cell office:value-type="float" office:value="209160">
                <text:p>209160</text:p>
              </table:table-cell>
              <table:table-cell office:value-type="float" office:value="118496">
                <text:p>118496</text:p>
              </table:table-cell>
              <table:table-cell office:value-type="float" office:value="298253">
                <text:p>298253</text:p>
              </table:table-cell>
              <table:table-cell office:value-type="float" office:value="235340">
                <text:p>235340</text:p>
              </table:table-cell>
              <table:table-cell office:value-type="float" office:value="1298572">
                <text:p>1298572</text:p>
              </table:table-cell>
            </table:table-row>
            <table:table-row>
              <table:table-cell office:value-type="string">
                <text:p>OGDF Skaliert</text:p>
              </table:table-cell>
              <table:table-cell office:value-type="float" office:value="12.4818285802167">
                <text:p>12.4818285802167</text:p>
              </table:table-cell>
              <table:table-cell office:value-type="float" office:value="37.44548574065">
                <text:p>37.44548574065</text:p>
              </table:table-cell>
              <table:table-cell office:value-type="float" office:value="586.645943270183">
                <text:p>586.645943270183</text:p>
              </table:table-cell>
              <table:table-cell office:value-type="float" office:value="7514.06080529043">
                <text:p>7514.06080529043</text:p>
              </table:table-cell>
              <table:table-cell office:value-type="float" office:value="18235.9515556965">
                <text:p>18235.9515556965</text:p>
              </table:table-cell>
              <table:table-cell office:value-type="float" office:value="86324.3264607784">
                <text:p>86324.3264607784</text:p>
              </table:table-cell>
              <table:table-cell office:value-type="float" office:value="92627.6498937878">
                <text:p>92627.6498937878</text:p>
              </table:table-cell>
              <table:table-cell office:value-type="float" office:value="125392.449916857">
                <text:p>125392.449916857</text:p>
              </table:table-cell>
              <table:table-cell office:value-type="float" office:value="165933.4291454">
                <text:p>165933.4291454</text:p>
              </table:table-cell>
              <table:table-cell office:value-type="float" office:value="627486.486384652">
                <text:p>627486.486384652</text:p>
              </table:table-cell>
              <table:table-cell office:value-type="float" office:value="1124725.09153474">
                <text:p>1124725.09153474</text:p>
              </table:table-cell>
              <table:table-cell office:value-type="float" office:value="1298572">
                <text:p>12985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91cm" svg:y="0.316cm" chart:style-name="ch2">
          <text:p>Zeit Logarithmisch</text:p>
        </chart:title>
        <chart:legend chart:legend-position="end" svg:x="11.322cm" svg:y="2.956cm" style:legend-expansion="high" chart:style-name="ch3"/>
        <chart:plot-area chart:style-name="ch4" table:cell-range-address="ogdf_sm.B2:ogdf_sm.M8 ogdf_sm.A3:ogdf_sm.A8" chart:data-source-has-labels="both" svg:x="0.247cm" svg:y="0.178cm" svg:width="11.872cm" svg:height="8.64cm">
          <chartooo:coordinate-region svg:x="1.98cm" svg:y="0.378cm" svg:width="9.952cm" svg:height="7.793cm"/>
          <chart:axis chart:dimension="x" chart:name="primary-x" chart:style-name="ch5" chartooo:axis-type="auto">
            <chart:title svg:x="5.491cm" svg:y="8.44cm" chart:style-name="ch6">
              <text:p>Graphen</text:p>
            </chart:title>
            <chart:categories table:cell-range-address="ogdf_sm.B2:ogdf_sm.M2"/>
          </chart:axis>
          <chart:axis chart:dimension="y" chart:name="primary-y" chart:style-name="ch7">
            <chart:title svg:x="0cm" svg:y="5.177cm" chart:style-name="ch8">
              <text:p>Zeit (ms)</text:p>
            </chart:title>
            <chart:grid chart:style-name="ch9" chart:class="major"/>
          </chart:axis>
          <chart:series chart:style-name="ch10" chart:values-cell-range-address="ogdf_sm.B3:ogdf_sm.M3" chart:label-cell-address="ogdf_sm.A3:ogdf_sm.A3" chart:class="chart:scatter">
            <chart:data-point chart:repeated="12"/>
          </chart:series>
          <chart:series chart:style-name="ch11" chart:values-cell-range-address="ogdf_sm.B4:ogdf_sm.M4" chart:label-cell-address="ogdf_sm.A4:ogdf_sm.A4" chart:class="chart:scatter">
            <chart:data-point chart:repeated="12"/>
          </chart:series>
          <chart:series chart:style-name="ch12" chart:values-cell-range-address="ogdf_sm.B5:ogdf_sm.M5" chart:label-cell-address="ogdf_sm.A5:ogdf_sm.A5" chart:class="chart:scatter">
            <chart:data-point chart:repeated="12"/>
          </chart:series>
          <chart:series chart:style-name="ch13" chart:values-cell-range-address="ogdf_sm.B6:ogdf_sm.M6" chart:label-cell-address="ogdf_sm.A6:ogdf_sm.A6" chart:class="chart:scatter">
            <chart:data-point chart:repeated="12"/>
          </chart:series>
          <chart:series chart:style-name="ch14" chart:values-cell-range-address="ogdf_sm.B7:ogdf_sm.M7" chart:label-cell-address="ogdf_sm.A7:ogdf_sm.A7" chart:class="chart:scatter">
            <chart:data-point chart:repeated="12"/>
          </chart:series>
          <chart:series chart:style-name="ch15" chart:values-cell-range-address="ogdf_sm.B8:ogdf_sm.M8" chart:label-cell-address="ogdf_sm.A8:ogdf_sm.A8" chart:class="chart:scatter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0tiny</text:p>
                <draw:g>
                  <svg:desc>ogdf_sm.B2:ogdf_sm.M2</svg:desc>
                </draw:g>
              </table:table-cell>
              <table:table-cell office:value-type="string">
                <text:p>sierpinski_04</text:p>
              </table:table-cell>
              <table:table-cell office:value-type="string">
                <text:p>big_path</text:p>
              </table:table-cell>
              <table:table-cell office:value-type="string">
                <text:p>sierpinski_06</text:p>
              </table:table-cell>
              <table:table-cell office:value-type="string">
                <text:p>add20</text:p>
              </table:table-cell>
              <table:table-cell office:value-type="string">
                <text:p>3elt</text:p>
              </table:table-cell>
              <table:table-cell office:value-type="string">
                <text:p>sierpinski_07</text:p>
              </table:table-cell>
              <table:table-cell office:value-type="string">
                <text:p>add32</text:p>
              </table:table-cell>
              <table:table-cell office:value-type="string">
                <text:p>test_strogatz</text:p>
              </table:table-cell>
              <table:table-cell office:value-type="string">
                <text:p>crack</text:p>
              </table:table-cell>
              <table:table-cell office:value-type="string">
                <text:p>sierpinski_08</text:p>
              </table:table-cell>
              <table:table-cell office:value-type="string">
                <text:p>4elt</text:p>
              </table:table-cell>
            </table:table-row>
          </table:table-header-rows>
          <table:table-rows>
            <table:table-row>
              <table:table-cell office:value-type="string">
                <text:p>OGDF</text:p>
                <draw:g>
                  <svg:desc>ogdf_sm.A3:ogdf_sm.A3</svg:desc>
                </draw:g>
              </table:table-cell>
              <table:table-cell office:value-type="float" office:value="1">
                <text:p>1</text:p>
                <draw:g>
                  <svg:desc>ogdf_sm.B3:ogdf_sm.M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  <table:table-cell office:value-type="float" office:value="602">
                <text:p>602</text:p>
              </table:table-cell>
              <table:table-cell office:value-type="float" office:value="1461">
                <text:p>1461</text:p>
              </table:table-cell>
              <table:table-cell office:value-type="float" office:value="6916">
                <text:p>6916</text:p>
              </table:table-cell>
              <table:table-cell office:value-type="float" office:value="7421">
                <text:p>7421</text:p>
              </table:table-cell>
              <table:table-cell office:value-type="float" office:value="10046">
                <text:p>10046</text:p>
              </table:table-cell>
              <table:table-cell office:value-type="float" office:value="13294">
                <text:p>13294</text:p>
              </table:table-cell>
              <table:table-cell office:value-type="float" office:value="50272">
                <text:p>50272</text:p>
              </table:table-cell>
              <table:table-cell office:value-type="float" office:value="90109">
                <text:p>90109</text:p>
              </table:table-cell>
              <table:table-cell office:value-type="float" office:value="104037">
                <text:p>104037</text:p>
              </table:table-cell>
            </table:table-row>
            <table:table-row>
              <table:table-cell office:value-type="string">
                <text:p>PivotMDS 50 Pivots</text:p>
                <draw:g>
                  <svg:desc>ogdf_sm.A4:ogdf_sm.A4</svg:desc>
                </draw:g>
              </table:table-cell>
              <table:table-cell office:value-type="float" office:value="50">
                <text:p>50</text:p>
                <draw:g>
                  <svg:desc>ogdf_sm.B4:ogdf_sm.M4</svg:desc>
                </draw:g>
              </table:table-cell>
              <table:table-cell office:value-type="float" office:value="66">
                <text:p>66</text:p>
              </table:table-cell>
              <table:table-cell office:value-type="float" office:value="17819">
                <text:p>17819</text:p>
              </table:table-cell>
              <table:table-cell office:value-type="float" office:value="1138">
                <text:p>1138</text:p>
              </table:table-cell>
              <table:table-cell office:value-type="float" office:value="10200">
                <text:p>10200</text:p>
              </table:table-cell>
              <table:table-cell office:value-type="float" office:value="40529">
                <text:p>40529</text:p>
              </table:table-cell>
              <table:table-cell office:value-type="float" office:value="12314">
                <text:p>12314</text:p>
              </table:table-cell>
              <table:table-cell office:value-type="float" office:value="119018">
                <text:p>119018</text:p>
              </table:table-cell>
              <table:table-cell office:value-type="float" office:value="64816">
                <text:p>64816</text:p>
              </table:table-cell>
              <table:table-cell office:value-type="float" office:value="179155">
                <text:p>179155</text:p>
              </table:table-cell>
              <table:table-cell office:value-type="float" office:value="157388">
                <text:p>157388</text:p>
              </table:table-cell>
              <table:table-cell office:value-type="float" office:value="880973">
                <text:p>880973</text:p>
              </table:table-cell>
            </table:table-row>
            <table:table-row>
              <table:table-cell office:value-type="string">
                <text:p>PivotMDS 5% Pivots</text:p>
                <draw:g>
                  <svg:desc>ogdf_sm.A5:ogdf_sm.A5</svg:desc>
                </draw:g>
              </table:table-cell>
              <table:table-cell office:value-type="float" office:value="34">
                <text:p>34</text:p>
                <draw:g>
                  <svg:desc>ogdf_sm.B5:ogdf_sm.M5</svg:desc>
                </draw:g>
              </table:table-cell>
              <table:table-cell office:value-type="float" office:value="57">
                <text:p>57</text:p>
              </table:table-cell>
              <table:table-cell office:value-type="float" office:value="17460">
                <text:p>17460</text:p>
              </table:table-cell>
              <table:table-cell office:value-type="float" office:value="1127">
                <text:p>1127</text:p>
              </table:table-cell>
              <table:table-cell office:value-type="float" office:value="9313">
                <text:p>9313</text:p>
              </table:table-cell>
              <table:table-cell office:value-type="float" office:value="48759">
                <text:p>48759</text:p>
              </table:table-cell>
              <table:table-cell office:value-type="float" office:value="14329">
                <text:p>14329</text:p>
              </table:table-cell>
              <table:table-cell office:value-type="float" office:value="108358">
                <text:p>108358</text:p>
              </table:table-cell>
              <table:table-cell office:value-type="float" office:value="64083">
                <text:p>64083</text:p>
              </table:table-cell>
              <table:table-cell office:value-type="float" office:value="239135">
                <text:p>239135</text:p>
              </table:table-cell>
              <table:table-cell office:value-type="float" office:value="198146">
                <text:p>198146</text:p>
              </table:table-cell>
              <table:table-cell office:value-type="float" office:value="1176306">
                <text:p>1176306</text:p>
              </table:table-cell>
            </table:table-row>
            <table:table-row>
              <table:table-cell office:value-type="string">
                <text:p>Kein Initiallayout</text:p>
                <draw:g>
                  <svg:desc>ogdf_sm.A6:ogdf_sm.A6</svg:desc>
                </draw:g>
              </table:table-cell>
              <table:table-cell office:value-type="float" office:value="13">
                <text:p>13</text:p>
                <draw:g>
                  <svg:desc>ogdf_sm.B6:ogdf_sm.M6</svg:desc>
                </draw:g>
              </table:table-cell>
              <table:table-cell office:value-type="float" office:value="121">
                <text:p>121</text:p>
              </table:table-cell>
              <table:table-cell office:value-type="float" office:value="343">
                <text:p>343</text:p>
              </table:table-cell>
              <table:table-cell office:value-type="float" office:value="536">
                <text:p>536</text:p>
              </table:table-cell>
              <table:table-cell office:value-type="float" office:value="3569">
                <text:p>3569</text:p>
              </table:table-cell>
              <table:table-cell office:value-type="float" office:value="13780">
                <text:p>13780</text:p>
              </table:table-cell>
              <table:table-cell office:value-type="float" office:value="5111">
                <text:p>5111</text:p>
              </table:table-cell>
              <table:table-cell office:value-type="float" office:value="12011">
                <text:p>12011</text:p>
              </table:table-cell>
              <table:table-cell office:value-type="float" office:value="5246">
                <text:p>5246</text:p>
              </table:table-cell>
              <table:table-cell office:value-type="float" office:value="71502">
                <text:p>71502</text:p>
              </table:table-cell>
              <table:table-cell office:value-type="float" office:value="52178">
                <text:p>52178</text:p>
              </table:table-cell>
              <table:table-cell office:value-type="float" office:value="187529">
                <text:p>187529</text:p>
              </table:table-cell>
            </table:table-row>
            <table:table-row>
              <table:table-cell office:value-type="string">
                <text:p>Zufälliges Initiallayout</text:p>
                <draw:g>
                  <svg:desc>ogdf_sm.A7:ogdf_sm.A7</svg:desc>
                </draw:g>
              </table:table-cell>
              <table:table-cell office:value-type="float" office:value="52">
                <text:p>52</text:p>
                <draw:g>
                  <svg:desc>ogdf_sm.B7:ogdf_sm.M7</svg:desc>
                </draw:g>
              </table:table-cell>
              <table:table-cell office:value-type="float" office:value="144">
                <text:p>144</text:p>
              </table:table-cell>
              <table:table-cell office:value-type="float" office:value="19142">
                <text:p>19142</text:p>
              </table:table-cell>
              <table:table-cell office:value-type="float" office:value="1704">
                <text:p>1704</text:p>
              </table:table-cell>
              <table:table-cell office:value-type="float" office:value="71844">
                <text:p>71844</text:p>
              </table:table-cell>
              <table:table-cell office:value-type="float" office:value="62071">
                <text:p>62071</text:p>
              </table:table-cell>
              <table:table-cell office:value-type="float" office:value="17749">
                <text:p>17749</text:p>
              </table:table-cell>
              <table:table-cell office:value-type="float" office:value="209160">
                <text:p>209160</text:p>
              </table:table-cell>
              <table:table-cell office:value-type="float" office:value="118496">
                <text:p>118496</text:p>
              </table:table-cell>
              <table:table-cell office:value-type="float" office:value="298253">
                <text:p>298253</text:p>
              </table:table-cell>
              <table:table-cell office:value-type="float" office:value="235340">
                <text:p>235340</text:p>
              </table:table-cell>
              <table:table-cell office:value-type="float" office:value="1298572">
                <text:p>1298572</text:p>
              </table:table-cell>
            </table:table-row>
            <table:table-row>
              <table:table-cell office:value-type="string">
                <text:p>OGDF Skaliert</text:p>
                <draw:g>
                  <svg:desc>ogdf_sm.A8:ogdf_sm.A8</svg:desc>
                </draw:g>
              </table:table-cell>
              <table:table-cell office:value-type="float" office:value="12.4818285802167">
                <text:p>12.4818285802167</text:p>
                <draw:g>
                  <svg:desc>ogdf_sm.B8:ogdf_sm.M8</svg:desc>
                </draw:g>
              </table:table-cell>
              <table:table-cell office:value-type="float" office:value="37.44548574065">
                <text:p>37.44548574065</text:p>
              </table:table-cell>
              <table:table-cell office:value-type="float" office:value="586.645943270183">
                <text:p>586.645943270183</text:p>
              </table:table-cell>
              <table:table-cell office:value-type="float" office:value="7514.06080529043">
                <text:p>7514.06080529043</text:p>
              </table:table-cell>
              <table:table-cell office:value-type="float" office:value="18235.9515556965">
                <text:p>18235.9515556965</text:p>
              </table:table-cell>
              <table:table-cell office:value-type="float" office:value="86324.3264607784">
                <text:p>86324.3264607784</text:p>
              </table:table-cell>
              <table:table-cell office:value-type="float" office:value="92627.6498937878">
                <text:p>92627.6498937878</text:p>
              </table:table-cell>
              <table:table-cell office:value-type="float" office:value="125392.449916857">
                <text:p>125392.449916857</text:p>
              </table:table-cell>
              <table:table-cell office:value-type="float" office:value="165933.4291454">
                <text:p>165933.4291454</text:p>
              </table:table-cell>
              <table:table-cell office:value-type="float" office:value="627486.486384652">
                <text:p>627486.486384652</text:p>
              </table:table-cell>
              <table:table-cell office:value-type="float" office:value="1124725.09153474">
                <text:p>1124725.09153474</text:p>
              </table:table-cell>
              <table:table-cell office:value-type="float" office:value="1298572">
                <text:p>12985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72cm" svg:y="0.316cm" chart:style-name="ch2">
          <text:p>Zeit Linear</text:p>
        </chart:title>
        <chart:legend chart:legend-position="end" svg:x="11.322cm" svg:y="2.956cm" style:legend-expansion="high" chart:style-name="ch3"/>
        <chart:plot-area chart:style-name="ch4" table:cell-range-address="ogdf_sm.B2:ogdf_sm.M8 ogdf_sm.A3:ogdf_sm.A8" chart:data-source-has-labels="both" svg:x="1.331cm" svg:y="1.275cm" svg:width="9.671cm" svg:height="6.564cm">
          <chartooo:coordinate-region svg:x="2.693cm" svg:y="1.474cm" svg:width="7.937cm" svg:height="5.718cm"/>
          <chart:axis chart:dimension="x" chart:name="primary-x" chart:style-name="ch5" chartooo:axis-type="auto">
            <chart:title svg:x="5.474cm" svg:y="8.019cm" chart:style-name="ch6">
              <text:p>Graphen</text:p>
            </chart:title>
            <chart:categories table:cell-range-address="ogdf_sm.B2:ogdf_sm.M2"/>
          </chart:axis>
          <chart:axis chart:dimension="y" chart:name="primary-y" chart:style-name="ch7">
            <chart:title svg:x="0.451cm" svg:y="5.236cm" chart:style-name="ch8">
              <text:p>Zeit (ms)</text:p>
            </chart:title>
            <chart:grid chart:style-name="ch9" chart:class="major"/>
          </chart:axis>
          <chart:series chart:style-name="ch10" chart:values-cell-range-address="ogdf_sm.B3:ogdf_sm.M3" chart:label-cell-address="ogdf_sm.A3:ogdf_sm.A3" chart:class="chart:scatter">
            <chart:data-point chart:repeated="12"/>
          </chart:series>
          <chart:series chart:style-name="ch11" chart:values-cell-range-address="ogdf_sm.B4:ogdf_sm.M4" chart:label-cell-address="ogdf_sm.A4:ogdf_sm.A4" chart:class="chart:scatter">
            <chart:data-point chart:repeated="12"/>
          </chart:series>
          <chart:series chart:style-name="ch12" chart:values-cell-range-address="ogdf_sm.B5:ogdf_sm.M5" chart:label-cell-address="ogdf_sm.A5:ogdf_sm.A5" chart:class="chart:scatter">
            <chart:data-point chart:repeated="12"/>
          </chart:series>
          <chart:series chart:style-name="ch13" chart:values-cell-range-address="ogdf_sm.B6:ogdf_sm.M6" chart:label-cell-address="ogdf_sm.A6:ogdf_sm.A6" chart:class="chart:scatter">
            <chart:data-point chart:repeated="12"/>
          </chart:series>
          <chart:series chart:style-name="ch14" chart:values-cell-range-address="ogdf_sm.B7:ogdf_sm.M7" chart:label-cell-address="ogdf_sm.A7:ogdf_sm.A7" chart:class="chart:scatter">
            <chart:data-point chart:repeated="12"/>
          </chart:series>
          <chart:series chart:style-name="ch15" chart:values-cell-range-address="ogdf_sm.B8:ogdf_sm.M8" chart:label-cell-address="ogdf_sm.A8:ogdf_sm.A8" chart:class="chart:scatter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0tiny</text:p>
                <draw:g>
                  <svg:desc>ogdf_sm.B2:ogdf_sm.M2</svg:desc>
                </draw:g>
              </table:table-cell>
              <table:table-cell office:value-type="string">
                <text:p>sierpinski_04</text:p>
              </table:table-cell>
              <table:table-cell office:value-type="string">
                <text:p>big_path</text:p>
              </table:table-cell>
              <table:table-cell office:value-type="string">
                <text:p>sierpinski_06</text:p>
              </table:table-cell>
              <table:table-cell office:value-type="string">
                <text:p>add20</text:p>
              </table:table-cell>
              <table:table-cell office:value-type="string">
                <text:p>3elt</text:p>
              </table:table-cell>
              <table:table-cell office:value-type="string">
                <text:p>sierpinski_07</text:p>
              </table:table-cell>
              <table:table-cell office:value-type="string">
                <text:p>add32</text:p>
              </table:table-cell>
              <table:table-cell office:value-type="string">
                <text:p>test_strogatz</text:p>
              </table:table-cell>
              <table:table-cell office:value-type="string">
                <text:p>crack</text:p>
              </table:table-cell>
              <table:table-cell office:value-type="string">
                <text:p>sierpinski_08</text:p>
              </table:table-cell>
              <table:table-cell office:value-type="string">
                <text:p>4elt</text:p>
              </table:table-cell>
            </table:table-row>
          </table:table-header-rows>
          <table:table-rows>
            <table:table-row>
              <table:table-cell office:value-type="string">
                <text:p>OGDF</text:p>
                <draw:g>
                  <svg:desc>ogdf_sm.A3:ogdf_sm.A3</svg:desc>
                </draw:g>
              </table:table-cell>
              <table:table-cell office:value-type="float" office:value="1">
                <text:p>1</text:p>
                <draw:g>
                  <svg:desc>ogdf_sm.B3:ogdf_sm.M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  <table:table-cell office:value-type="float" office:value="602">
                <text:p>602</text:p>
              </table:table-cell>
              <table:table-cell office:value-type="float" office:value="1461">
                <text:p>1461</text:p>
              </table:table-cell>
              <table:table-cell office:value-type="float" office:value="6916">
                <text:p>6916</text:p>
              </table:table-cell>
              <table:table-cell office:value-type="float" office:value="7421">
                <text:p>7421</text:p>
              </table:table-cell>
              <table:table-cell office:value-type="float" office:value="10046">
                <text:p>10046</text:p>
              </table:table-cell>
              <table:table-cell office:value-type="float" office:value="13294">
                <text:p>13294</text:p>
              </table:table-cell>
              <table:table-cell office:value-type="float" office:value="50272">
                <text:p>50272</text:p>
              </table:table-cell>
              <table:table-cell office:value-type="float" office:value="90109">
                <text:p>90109</text:p>
              </table:table-cell>
              <table:table-cell office:value-type="float" office:value="104037">
                <text:p>104037</text:p>
              </table:table-cell>
            </table:table-row>
            <table:table-row>
              <table:table-cell office:value-type="string">
                <text:p>PivotMDS 50 Pivots</text:p>
                <draw:g>
                  <svg:desc>ogdf_sm.A4:ogdf_sm.A4</svg:desc>
                </draw:g>
              </table:table-cell>
              <table:table-cell office:value-type="float" office:value="50">
                <text:p>50</text:p>
                <draw:g>
                  <svg:desc>ogdf_sm.B4:ogdf_sm.M4</svg:desc>
                </draw:g>
              </table:table-cell>
              <table:table-cell office:value-type="float" office:value="66">
                <text:p>66</text:p>
              </table:table-cell>
              <table:table-cell office:value-type="float" office:value="17819">
                <text:p>17819</text:p>
              </table:table-cell>
              <table:table-cell office:value-type="float" office:value="1138">
                <text:p>1138</text:p>
              </table:table-cell>
              <table:table-cell office:value-type="float" office:value="10200">
                <text:p>10200</text:p>
              </table:table-cell>
              <table:table-cell office:value-type="float" office:value="40529">
                <text:p>40529</text:p>
              </table:table-cell>
              <table:table-cell office:value-type="float" office:value="12314">
                <text:p>12314</text:p>
              </table:table-cell>
              <table:table-cell office:value-type="float" office:value="119018">
                <text:p>119018</text:p>
              </table:table-cell>
              <table:table-cell office:value-type="float" office:value="64816">
                <text:p>64816</text:p>
              </table:table-cell>
              <table:table-cell office:value-type="float" office:value="179155">
                <text:p>179155</text:p>
              </table:table-cell>
              <table:table-cell office:value-type="float" office:value="157388">
                <text:p>157388</text:p>
              </table:table-cell>
              <table:table-cell office:value-type="float" office:value="880973">
                <text:p>880973</text:p>
              </table:table-cell>
            </table:table-row>
            <table:table-row>
              <table:table-cell office:value-type="string">
                <text:p>PivotMDS 5% Pivots</text:p>
                <draw:g>
                  <svg:desc>ogdf_sm.A5:ogdf_sm.A5</svg:desc>
                </draw:g>
              </table:table-cell>
              <table:table-cell office:value-type="float" office:value="34">
                <text:p>34</text:p>
                <draw:g>
                  <svg:desc>ogdf_sm.B5:ogdf_sm.M5</svg:desc>
                </draw:g>
              </table:table-cell>
              <table:table-cell office:value-type="float" office:value="57">
                <text:p>57</text:p>
              </table:table-cell>
              <table:table-cell office:value-type="float" office:value="17460">
                <text:p>17460</text:p>
              </table:table-cell>
              <table:table-cell office:value-type="float" office:value="1127">
                <text:p>1127</text:p>
              </table:table-cell>
              <table:table-cell office:value-type="float" office:value="9313">
                <text:p>9313</text:p>
              </table:table-cell>
              <table:table-cell office:value-type="float" office:value="48759">
                <text:p>48759</text:p>
              </table:table-cell>
              <table:table-cell office:value-type="float" office:value="14329">
                <text:p>14329</text:p>
              </table:table-cell>
              <table:table-cell office:value-type="float" office:value="108358">
                <text:p>108358</text:p>
              </table:table-cell>
              <table:table-cell office:value-type="float" office:value="64083">
                <text:p>64083</text:p>
              </table:table-cell>
              <table:table-cell office:value-type="float" office:value="239135">
                <text:p>239135</text:p>
              </table:table-cell>
              <table:table-cell office:value-type="float" office:value="198146">
                <text:p>198146</text:p>
              </table:table-cell>
              <table:table-cell office:value-type="float" office:value="1176306">
                <text:p>1176306</text:p>
              </table:table-cell>
            </table:table-row>
            <table:table-row>
              <table:table-cell office:value-type="string">
                <text:p>Kein Initiallayout</text:p>
                <draw:g>
                  <svg:desc>ogdf_sm.A6:ogdf_sm.A6</svg:desc>
                </draw:g>
              </table:table-cell>
              <table:table-cell office:value-type="float" office:value="13">
                <text:p>13</text:p>
                <draw:g>
                  <svg:desc>ogdf_sm.B6:ogdf_sm.M6</svg:desc>
                </draw:g>
              </table:table-cell>
              <table:table-cell office:value-type="float" office:value="121">
                <text:p>121</text:p>
              </table:table-cell>
              <table:table-cell office:value-type="float" office:value="343">
                <text:p>343</text:p>
              </table:table-cell>
              <table:table-cell office:value-type="float" office:value="536">
                <text:p>536</text:p>
              </table:table-cell>
              <table:table-cell office:value-type="float" office:value="3569">
                <text:p>3569</text:p>
              </table:table-cell>
              <table:table-cell office:value-type="float" office:value="13780">
                <text:p>13780</text:p>
              </table:table-cell>
              <table:table-cell office:value-type="float" office:value="5111">
                <text:p>5111</text:p>
              </table:table-cell>
              <table:table-cell office:value-type="float" office:value="12011">
                <text:p>12011</text:p>
              </table:table-cell>
              <table:table-cell office:value-type="float" office:value="5246">
                <text:p>5246</text:p>
              </table:table-cell>
              <table:table-cell office:value-type="float" office:value="71502">
                <text:p>71502</text:p>
              </table:table-cell>
              <table:table-cell office:value-type="float" office:value="52178">
                <text:p>52178</text:p>
              </table:table-cell>
              <table:table-cell office:value-type="float" office:value="187529">
                <text:p>187529</text:p>
              </table:table-cell>
            </table:table-row>
            <table:table-row>
              <table:table-cell office:value-type="string">
                <text:p>Zufälliges Initiallayout</text:p>
                <draw:g>
                  <svg:desc>ogdf_sm.A7:ogdf_sm.A7</svg:desc>
                </draw:g>
              </table:table-cell>
              <table:table-cell office:value-type="float" office:value="52">
                <text:p>52</text:p>
                <draw:g>
                  <svg:desc>ogdf_sm.B7:ogdf_sm.M7</svg:desc>
                </draw:g>
              </table:table-cell>
              <table:table-cell office:value-type="float" office:value="144">
                <text:p>144</text:p>
              </table:table-cell>
              <table:table-cell office:value-type="float" office:value="19142">
                <text:p>19142</text:p>
              </table:table-cell>
              <table:table-cell office:value-type="float" office:value="1704">
                <text:p>1704</text:p>
              </table:table-cell>
              <table:table-cell office:value-type="float" office:value="71844">
                <text:p>71844</text:p>
              </table:table-cell>
              <table:table-cell office:value-type="float" office:value="62071">
                <text:p>62071</text:p>
              </table:table-cell>
              <table:table-cell office:value-type="float" office:value="17749">
                <text:p>17749</text:p>
              </table:table-cell>
              <table:table-cell office:value-type="float" office:value="209160">
                <text:p>209160</text:p>
              </table:table-cell>
              <table:table-cell office:value-type="float" office:value="118496">
                <text:p>118496</text:p>
              </table:table-cell>
              <table:table-cell office:value-type="float" office:value="298253">
                <text:p>298253</text:p>
              </table:table-cell>
              <table:table-cell office:value-type="float" office:value="235340">
                <text:p>235340</text:p>
              </table:table-cell>
              <table:table-cell office:value-type="float" office:value="1298572">
                <text:p>1298572</text:p>
              </table:table-cell>
            </table:table-row>
            <table:table-row>
              <table:table-cell office:value-type="string">
                <text:p>OGDF Skaliert</text:p>
                <draw:g>
                  <svg:desc>ogdf_sm.A8:ogdf_sm.A8</svg:desc>
                </draw:g>
              </table:table-cell>
              <table:table-cell office:value-type="float" office:value="12.4818285802167">
                <text:p>12.4818285802167</text:p>
                <draw:g>
                  <svg:desc>ogdf_sm.B8:ogdf_sm.M8</svg:desc>
                </draw:g>
              </table:table-cell>
              <table:table-cell office:value-type="float" office:value="37.44548574065">
                <text:p>37.44548574065</text:p>
              </table:table-cell>
              <table:table-cell office:value-type="float" office:value="586.645943270183">
                <text:p>586.645943270183</text:p>
              </table:table-cell>
              <table:table-cell office:value-type="float" office:value="7514.06080529043">
                <text:p>7514.06080529043</text:p>
              </table:table-cell>
              <table:table-cell office:value-type="float" office:value="18235.9515556965">
                <text:p>18235.9515556965</text:p>
              </table:table-cell>
              <table:table-cell office:value-type="float" office:value="86324.3264607784">
                <text:p>86324.3264607784</text:p>
              </table:table-cell>
              <table:table-cell office:value-type="float" office:value="92627.6498937878">
                <text:p>92627.6498937878</text:p>
              </table:table-cell>
              <table:table-cell office:value-type="float" office:value="125392.449916857">
                <text:p>125392.449916857</text:p>
              </table:table-cell>
              <table:table-cell office:value-type="float" office:value="165933.4291454">
                <text:p>165933.4291454</text:p>
              </table:table-cell>
              <table:table-cell office:value-type="float" office:value="627486.486384652">
                <text:p>627486.486384652</text:p>
              </table:table-cell>
              <table:table-cell office:value-type="float" office:value="1124725.09153474">
                <text:p>1124725.09153474</text:p>
              </table:table-cell>
              <table:table-cell office:value-type="float" office:value="1298572">
                <text:p>12985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8.297cm" svg:height="9.002cm" xlink:href=".." xlink:type="simple" chart:class="chart:bar" chart:style-name="ch1">
        <chart:legend chart:legend-position="end" svg:x="44.208cm" svg:y="2.957cm" style:legend-expansion="high" chart:style-name="ch2"/>
        <chart:plot-area chart:style-name="ch3" table:cell-range-address="ogdf_sm.B2:ogdf_sm.M8 ogdf_sm.A3:ogdf_sm.A8" chart:data-source-has-labels="both" svg:x="0.965cm" svg:y="0.18cm" svg:width="42.278cm" svg:height="8.642cm">
          <chartooo:coordinate-region svg:x="2.698cm" svg:y="0.38cm" svg:width="40.545cm" svg:height="7.795cm"/>
          <chart:axis chart:dimension="x" chart:name="primary-x" chart:style-name="ch4" chartooo:axis-type="auto">
            <chartooo:date-scale/>
            <chart:categories table:cell-range-address="ogdf_sm.B2:ogdf_sm.M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gdf_sm.B3:ogdf_sm.M3" chart:label-cell-address="ogdf_sm.A3:ogdf_sm.A3" chart:class="chart:bar">
            <chart:data-point chart:repeated="12"/>
          </chart:series>
          <chart:series chart:style-name="ch8" chart:values-cell-range-address="ogdf_sm.B4:ogdf_sm.M4" chart:label-cell-address="ogdf_sm.A4:ogdf_sm.A4" chart:class="chart:bar">
            <chart:data-point chart:repeated="12"/>
          </chart:series>
          <chart:series chart:style-name="ch9" chart:values-cell-range-address="ogdf_sm.B5:ogdf_sm.M5" chart:label-cell-address="ogdf_sm.A5:ogdf_sm.A5" chart:class="chart:bar">
            <chart:data-point chart:repeated="12"/>
          </chart:series>
          <chart:series chart:style-name="ch10" chart:values-cell-range-address="ogdf_sm.B6:ogdf_sm.M6" chart:label-cell-address="ogdf_sm.A6:ogdf_sm.A6" chart:class="chart:bar">
            <chart:data-point chart:repeated="12"/>
          </chart:series>
          <chart:series chart:style-name="ch11" chart:values-cell-range-address="ogdf_sm.B7:ogdf_sm.M7" chart:label-cell-address="ogdf_sm.A7:ogdf_sm.A7" chart:class="chart:bar">
            <chart:data-point chart:repeated="12"/>
          </chart:series>
          <chart:series chart:style-name="ch12" chart:values-cell-range-address="ogdf_sm.B8:ogdf_sm.M8" chart:label-cell-address="ogdf_sm.A8:ogdf_sm.A8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0tiny</text:p>
                <draw:g>
                  <svg:desc>ogdf_sm.B2:ogdf_sm.M2</svg:desc>
                </draw:g>
              </table:table-cell>
              <table:table-cell office:value-type="string">
                <text:p>sierpinski_04</text:p>
              </table:table-cell>
              <table:table-cell office:value-type="string">
                <text:p>big_path</text:p>
              </table:table-cell>
              <table:table-cell office:value-type="string">
                <text:p>sierpinski_06</text:p>
              </table:table-cell>
              <table:table-cell office:value-type="string">
                <text:p>add20</text:p>
              </table:table-cell>
              <table:table-cell office:value-type="string">
                <text:p>3elt</text:p>
              </table:table-cell>
              <table:table-cell office:value-type="string">
                <text:p>sierpinski_07</text:p>
              </table:table-cell>
              <table:table-cell office:value-type="string">
                <text:p>add32</text:p>
              </table:table-cell>
              <table:table-cell office:value-type="string">
                <text:p>test_strogatz</text:p>
              </table:table-cell>
              <table:table-cell office:value-type="string">
                <text:p>crack</text:p>
              </table:table-cell>
              <table:table-cell office:value-type="string">
                <text:p>sierpinski_08</text:p>
              </table:table-cell>
              <table:table-cell office:value-type="string">
                <text:p>4elt</text:p>
              </table:table-cell>
            </table:table-row>
          </table:table-header-rows>
          <table:table-rows>
            <table:table-row>
              <table:table-cell office:value-type="string">
                <text:p>OGDF</text:p>
                <draw:g>
                  <svg:desc>ogdf_sm.A3:ogdf_sm.A3</svg:desc>
                </draw:g>
              </table:table-cell>
              <table:table-cell office:value-type="float" office:value="1">
                <text:p>1</text:p>
                <draw:g>
                  <svg:desc>ogdf_sm.B3:ogdf_sm.M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  <table:table-cell office:value-type="float" office:value="602">
                <text:p>602</text:p>
              </table:table-cell>
              <table:table-cell office:value-type="float" office:value="1461">
                <text:p>1461</text:p>
              </table:table-cell>
              <table:table-cell office:value-type="float" office:value="6916">
                <text:p>6916</text:p>
              </table:table-cell>
              <table:table-cell office:value-type="float" office:value="7421">
                <text:p>7421</text:p>
              </table:table-cell>
              <table:table-cell office:value-type="float" office:value="10046">
                <text:p>10046</text:p>
              </table:table-cell>
              <table:table-cell office:value-type="float" office:value="13294">
                <text:p>13294</text:p>
              </table:table-cell>
              <table:table-cell office:value-type="float" office:value="50272">
                <text:p>50272</text:p>
              </table:table-cell>
              <table:table-cell office:value-type="float" office:value="90109">
                <text:p>90109</text:p>
              </table:table-cell>
              <table:table-cell office:value-type="float" office:value="104037">
                <text:p>104037</text:p>
              </table:table-cell>
            </table:table-row>
            <table:table-row>
              <table:table-cell office:value-type="string">
                <text:p>PivotMDS 50 Pivots</text:p>
                <draw:g>
                  <svg:desc>ogdf_sm.A4:ogdf_sm.A4</svg:desc>
                </draw:g>
              </table:table-cell>
              <table:table-cell office:value-type="float" office:value="50">
                <text:p>50</text:p>
                <draw:g>
                  <svg:desc>ogdf_sm.B4:ogdf_sm.M4</svg:desc>
                </draw:g>
              </table:table-cell>
              <table:table-cell office:value-type="float" office:value="66">
                <text:p>66</text:p>
              </table:table-cell>
              <table:table-cell office:value-type="float" office:value="17819">
                <text:p>17819</text:p>
              </table:table-cell>
              <table:table-cell office:value-type="float" office:value="1138">
                <text:p>1138</text:p>
              </table:table-cell>
              <table:table-cell office:value-type="float" office:value="10200">
                <text:p>10200</text:p>
              </table:table-cell>
              <table:table-cell office:value-type="float" office:value="40529">
                <text:p>40529</text:p>
              </table:table-cell>
              <table:table-cell office:value-type="float" office:value="12314">
                <text:p>12314</text:p>
              </table:table-cell>
              <table:table-cell office:value-type="float" office:value="119018">
                <text:p>119018</text:p>
              </table:table-cell>
              <table:table-cell office:value-type="float" office:value="64816">
                <text:p>64816</text:p>
              </table:table-cell>
              <table:table-cell office:value-type="float" office:value="179155">
                <text:p>179155</text:p>
              </table:table-cell>
              <table:table-cell office:value-type="float" office:value="157388">
                <text:p>157388</text:p>
              </table:table-cell>
              <table:table-cell office:value-type="float" office:value="880973">
                <text:p>880973</text:p>
              </table:table-cell>
            </table:table-row>
            <table:table-row>
              <table:table-cell office:value-type="string">
                <text:p>PivotMDS 5% Pivots</text:p>
                <draw:g>
                  <svg:desc>ogdf_sm.A5:ogdf_sm.A5</svg:desc>
                </draw:g>
              </table:table-cell>
              <table:table-cell office:value-type="float" office:value="34">
                <text:p>34</text:p>
                <draw:g>
                  <svg:desc>ogdf_sm.B5:ogdf_sm.M5</svg:desc>
                </draw:g>
              </table:table-cell>
              <table:table-cell office:value-type="float" office:value="57">
                <text:p>57</text:p>
              </table:table-cell>
              <table:table-cell office:value-type="float" office:value="17460">
                <text:p>17460</text:p>
              </table:table-cell>
              <table:table-cell office:value-type="float" office:value="1127">
                <text:p>1127</text:p>
              </table:table-cell>
              <table:table-cell office:value-type="float" office:value="9313">
                <text:p>9313</text:p>
              </table:table-cell>
              <table:table-cell office:value-type="float" office:value="48759">
                <text:p>48759</text:p>
              </table:table-cell>
              <table:table-cell office:value-type="float" office:value="14329">
                <text:p>14329</text:p>
              </table:table-cell>
              <table:table-cell office:value-type="float" office:value="108358">
                <text:p>108358</text:p>
              </table:table-cell>
              <table:table-cell office:value-type="float" office:value="64083">
                <text:p>64083</text:p>
              </table:table-cell>
              <table:table-cell office:value-type="float" office:value="239135">
                <text:p>239135</text:p>
              </table:table-cell>
              <table:table-cell office:value-type="float" office:value="198146">
                <text:p>198146</text:p>
              </table:table-cell>
              <table:table-cell office:value-type="float" office:value="1176306">
                <text:p>1176306</text:p>
              </table:table-cell>
            </table:table-row>
            <table:table-row>
              <table:table-cell office:value-type="string">
                <text:p>Kein Initiallayout</text:p>
                <draw:g>
                  <svg:desc>ogdf_sm.A6:ogdf_sm.A6</svg:desc>
                </draw:g>
              </table:table-cell>
              <table:table-cell office:value-type="float" office:value="13">
                <text:p>13</text:p>
                <draw:g>
                  <svg:desc>ogdf_sm.B6:ogdf_sm.M6</svg:desc>
                </draw:g>
              </table:table-cell>
              <table:table-cell office:value-type="float" office:value="121">
                <text:p>121</text:p>
              </table:table-cell>
              <table:table-cell office:value-type="float" office:value="343">
                <text:p>343</text:p>
              </table:table-cell>
              <table:table-cell office:value-type="float" office:value="536">
                <text:p>536</text:p>
              </table:table-cell>
              <table:table-cell office:value-type="float" office:value="3569">
                <text:p>3569</text:p>
              </table:table-cell>
              <table:table-cell office:value-type="float" office:value="13780">
                <text:p>13780</text:p>
              </table:table-cell>
              <table:table-cell office:value-type="float" office:value="5111">
                <text:p>5111</text:p>
              </table:table-cell>
              <table:table-cell office:value-type="float" office:value="12011">
                <text:p>12011</text:p>
              </table:table-cell>
              <table:table-cell office:value-type="float" office:value="5246">
                <text:p>5246</text:p>
              </table:table-cell>
              <table:table-cell office:value-type="float" office:value="71502">
                <text:p>71502</text:p>
              </table:table-cell>
              <table:table-cell office:value-type="float" office:value="52178">
                <text:p>52178</text:p>
              </table:table-cell>
              <table:table-cell office:value-type="float" office:value="187529">
                <text:p>187529</text:p>
              </table:table-cell>
            </table:table-row>
            <table:table-row>
              <table:table-cell office:value-type="string">
                <text:p>Zufälliges Initiallayout</text:p>
                <draw:g>
                  <svg:desc>ogdf_sm.A7:ogdf_sm.A7</svg:desc>
                </draw:g>
              </table:table-cell>
              <table:table-cell office:value-type="float" office:value="52">
                <text:p>52</text:p>
                <draw:g>
                  <svg:desc>ogdf_sm.B7:ogdf_sm.M7</svg:desc>
                </draw:g>
              </table:table-cell>
              <table:table-cell office:value-type="float" office:value="144">
                <text:p>144</text:p>
              </table:table-cell>
              <table:table-cell office:value-type="float" office:value="19142">
                <text:p>19142</text:p>
              </table:table-cell>
              <table:table-cell office:value-type="float" office:value="1704">
                <text:p>1704</text:p>
              </table:table-cell>
              <table:table-cell office:value-type="float" office:value="71844">
                <text:p>71844</text:p>
              </table:table-cell>
              <table:table-cell office:value-type="float" office:value="62071">
                <text:p>62071</text:p>
              </table:table-cell>
              <table:table-cell office:value-type="float" office:value="17749">
                <text:p>17749</text:p>
              </table:table-cell>
              <table:table-cell office:value-type="float" office:value="209160">
                <text:p>209160</text:p>
              </table:table-cell>
              <table:table-cell office:value-type="float" office:value="118496">
                <text:p>118496</text:p>
              </table:table-cell>
              <table:table-cell office:value-type="float" office:value="298253">
                <text:p>298253</text:p>
              </table:table-cell>
              <table:table-cell office:value-type="float" office:value="235340">
                <text:p>235340</text:p>
              </table:table-cell>
              <table:table-cell office:value-type="float" office:value="1298572">
                <text:p>1298572</text:p>
              </table:table-cell>
            </table:table-row>
            <table:table-row>
              <table:table-cell office:value-type="string">
                <text:p>OGDF Skaliert</text:p>
                <draw:g>
                  <svg:desc>ogdf_sm.A8:ogdf_sm.A8</svg:desc>
                </draw:g>
              </table:table-cell>
              <table:table-cell office:value-type="float" office:value="12.4818285802167">
                <text:p>12.4818285802167</text:p>
                <draw:g>
                  <svg:desc>ogdf_sm.B8:ogdf_sm.M8</svg:desc>
                </draw:g>
              </table:table-cell>
              <table:table-cell office:value-type="float" office:value="37.44548574065">
                <text:p>37.44548574065</text:p>
              </table:table-cell>
              <table:table-cell office:value-type="float" office:value="586.645943270183">
                <text:p>586.645943270183</text:p>
              </table:table-cell>
              <table:table-cell office:value-type="float" office:value="7514.06080529043">
                <text:p>7514.06080529043</text:p>
              </table:table-cell>
              <table:table-cell office:value-type="float" office:value="18235.9515556965">
                <text:p>18235.9515556965</text:p>
              </table:table-cell>
              <table:table-cell office:value-type="float" office:value="86324.3264607784">
                <text:p>86324.3264607784</text:p>
              </table:table-cell>
              <table:table-cell office:value-type="float" office:value="92627.6498937878">
                <text:p>92627.6498937878</text:p>
              </table:table-cell>
              <table:table-cell office:value-type="float" office:value="125392.449916857">
                <text:p>125392.449916857</text:p>
              </table:table-cell>
              <table:table-cell office:value-type="float" office:value="165933.4291454">
                <text:p>165933.4291454</text:p>
              </table:table-cell>
              <table:table-cell office:value-type="float" office:value="627486.486384652">
                <text:p>627486.486384652</text:p>
              </table:table-cell>
              <table:table-cell office:value-type="float" office:value="1124725.09153474">
                <text:p>1124725.09153474</text:p>
              </table:table-cell>
              <table:table-cell office:value-type="float" office:value="1298572">
                <text:p>12985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797cm" svg:height="21.333cm" xlink:href=".." xlink:type="simple" chart:class="chart:bar" chart:style-name="ch1">
        <chart:title svg:x="3.534cm" svg:y="0.562cm" chart:style-name="ch2">
          <text:p>Kreuzungen (nur mit Initiallayout)</text:p>
        </chart:title>
        <chart:legend chart:legend-position="bottom" svg:x="3.165cm" svg:y="20.236cm" style:legend-expansion="wide" chart:style-name="ch3"/>
        <chart:plot-area chart:style-name="ch4" table:cell-range-address="ogdf_sm.A59:ogdf_sm.D70 ogdf_sm.B58:ogdf_sm.D58 ogdf_sm.F58:ogdf_sm.F70" chart:data-source-has-labels="both" svg:x="0.275cm" svg:y="1.767cm" svg:width="13.247cm" svg:height="17.859cm">
          <chartooo:coordinate-region svg:x="2.537cm" svg:y="1.767cm" svg:width="10.335cm" svg:height="17.212cm"/>
          <chart:axis chart:dimension="x" chart:name="primary-x" chart:style-name="ch5" chartooo:axis-type="auto">
            <chartooo:date-scale/>
            <chart:categories table:cell-range-address="ogdf_sm.A59:ogdf_sm.A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gdf_sm.B59:ogdf_sm.B70" chart:label-cell-address="ogdf_sm.B58:ogdf_sm.B58" chart:class="chart:bar">
            <chart:data-point chart:repeated="12"/>
          </chart:series>
          <chart:series chart:style-name="ch9" chart:values-cell-range-address="ogdf_sm.C59:ogdf_sm.C70" chart:label-cell-address="ogdf_sm.C58:ogdf_sm.C58" chart:class="chart:bar">
            <chart:data-point chart:repeated="12"/>
          </chart:series>
          <chart:series chart:style-name="ch10" chart:values-cell-range-address="ogdf_sm.D59:ogdf_sm.D70" chart:label-cell-address="ogdf_sm.D58:ogdf_sm.D58" chart:class="chart:bar">
            <chart:data-point chart:repeated="12"/>
          </chart:series>
          <chart:series chart:style-name="ch11" chart:values-cell-range-address="ogdf_sm.F59:ogdf_sm.F70" chart:label-cell-address="ogdf_sm.F58:ogdf_sm.F58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GDF</text:p>
                <draw:g>
                  <svg:desc>ogdf_sm.B58:ogdf_sm.B58</svg:desc>
                </draw:g>
              </table:table-cell>
              <table:table-cell office:value-type="string">
                <text:p>PivotMDS 50 Pivots</text:p>
                <draw:g>
                  <svg:desc>ogdf_sm.C58:ogdf_sm.C58</svg:desc>
                </draw:g>
              </table:table-cell>
              <table:table-cell office:value-type="string">
                <text:p>PivotMDS 5% Pivots</text:p>
                <draw:g>
                  <svg:desc>ogdf_sm.D58:ogdf_sm.D58</svg:desc>
                </draw:g>
              </table:table-cell>
              <table:table-cell office:value-type="string">
                <text:p>Zufällig</text:p>
                <draw:g>
                  <svg:desc>ogdf_sm.F58:ogdf_sm.F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0tiny</text:p>
                <draw:g>
                  <svg:desc>ogdf_sm.A59:ogdf_sm.A70</svg:desc>
                </draw:g>
              </table:table-cell>
              <table:table-cell office:value-type="float" office:value="5">
                <text:p>5</text:p>
                <draw:g>
                  <svg:desc>ogdf_sm.B59:ogdf_sm.B70</svg:desc>
                </draw:g>
              </table:table-cell>
              <table:table-cell office:value-type="float" office:value="5">
                <text:p>5</text:p>
                <draw:g>
                  <svg:desc>ogdf_sm.C59:ogdf_sm.C70</svg:desc>
                </draw:g>
              </table:table-cell>
              <table:table-cell office:value-type="float" office:value="5">
                <text:p>5</text:p>
                <draw:g>
                  <svg:desc>ogdf_sm.D59:ogdf_sm.D70</svg:desc>
                </draw:g>
              </table:table-cell>
              <table:table-cell office:value-type="float" office:value="4">
                <text:p>4</text:p>
                <draw:g>
                  <svg:desc>ogdf_sm.F59:ogdf_sm.F70</svg:desc>
                </draw:g>
              </table:table-cell>
            </table:table-row>
            <table:table-row>
              <table:table-cell office:value-type="string">
                <text:p>3elt</text:p>
              </table:table-cell>
              <table:table-cell office:value-type="float" office:value="12801">
                <text:p>12801</text:p>
              </table:table-cell>
              <table:table-cell office:value-type="float" office:value="13500">
                <text:p>13500</text:p>
              </table:table-cell>
              <table:table-cell office:value-type="float" office:value="13485">
                <text:p>13485</text:p>
              </table:table-cell>
              <table:table-cell office:value-type="float" office:value="13752">
                <text:p>13752</text:p>
              </table:table-cell>
            </table:table-row>
            <table:table-row>
              <table:table-cell office:value-type="string">
                <text:p>4elt</text:p>
              </table:table-cell>
              <table:table-cell office:value-type="float" office:value="58786">
                <text:p>58786</text:p>
              </table:table-cell>
              <table:table-cell office:value-type="float" office:value="65224">
                <text:p>65224</text:p>
              </table:table-cell>
              <table:table-cell office:value-type="float" office:value="62248">
                <text:p>62248</text:p>
              </table:table-cell>
              <table:table-cell office:value-type="float" office:value="64419">
                <text:p>64419</text:p>
              </table:table-cell>
            </table:table-row>
            <table:table-row>
              <table:table-cell office:value-type="string">
                <text:p>add20</text:p>
              </table:table-cell>
              <table:table-cell office:value-type="float" office:value="503237">
                <text:p>503237</text:p>
              </table:table-cell>
              <table:table-cell office:value-type="float" office:value="490303">
                <text:p>490303</text:p>
              </table:table-cell>
              <table:table-cell office:value-type="float" office:value="487071">
                <text:p>487071</text:p>
              </table:table-cell>
              <table:table-cell office:value-type="float" office:value="506460">
                <text:p>506460</text:p>
              </table:table-cell>
            </table:table-row>
            <table:table-row>
              <table:table-cell office:value-type="string">
                <text:p>add32</text:p>
              </table:table-cell>
              <table:table-cell office:value-type="float" office:value="108059">
                <text:p>108059</text:p>
              </table:table-cell>
              <table:table-cell office:value-type="float" office:value="84674">
                <text:p>84674</text:p>
              </table:table-cell>
              <table:table-cell office:value-type="float" office:value="77938">
                <text:p>77938</text:p>
              </table:table-cell>
              <table:table-cell office:value-type="float" office:value="104203">
                <text:p>104203</text:p>
              </table:table-cell>
            </table:table-row>
            <table:table-row>
              <table:table-cell office:value-type="string">
                <text:p>big_path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ack</text:p>
              </table:table-cell>
              <table:table-cell office:value-type="float" office:value="537">
                <text:p>537</text:p>
              </table:table-cell>
              <table:table-cell office:value-type="float" office:value="1609">
                <text:p>1609</text:p>
              </table:table-cell>
              <table:table-cell office:value-type="float" office:value="1609">
                <text:p>1609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sierpinski_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erpinski_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erpinski_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erpinski_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st_strogatz</text:p>
              </table:table-cell>
              <table:table-cell office:value-type="float" office:value="302">
                <text:p>302</text:p>
              </table:table-cell>
              <table:table-cell office:value-type="float" office:value="531">
                <text:p>531</text:p>
              </table:table-cell>
              <table:table-cell office:value-type="float" office:value="468">
                <text:p>468</text:p>
              </table:table-cell>
              <table:table-cell office:value-type="float" office:value="549">
                <text:p>5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99cm" svg:height="21.715cm" xlink:href=".." xlink:type="simple" chart:class="chart:bar" chart:style-name="ch1">
        <chart:title svg:x="6.464cm" svg:y="0.57cm" chart:style-name="ch2">
          <text:p>Stress (nur mit Initiallayout)</text:p>
        </chart:title>
        <chart:legend chart:legend-position="bottom" svg:x="4.738cm" svg:y="21.116cm" style:legend-expansion="wide" chart:style-name="ch3"/>
        <chart:plot-area chart:style-name="ch4" table:cell-range-address="ogdf_sm.A73:ogdf_sm.A84 ogdf_sm.C58:ogdf_sm.D58 ogdf_sm.C73:ogdf_sm.D84 ogdf_sm.F58:ogdf_sm.F58 ogdf_sm.F73:ogdf_sm.F84" chart:data-source-has-labels="both" svg:x="0.371cm" svg:y="1.783cm" svg:width="17.857cm" svg:height="18.715cm">
          <chartooo:coordinate-region svg:x="2.633cm" svg:y="1.783cm" svg:width="15.454cm" svg:height="16.613cm"/>
          <chart:axis chart:dimension="x" chart:name="primary-x" chart:style-name="ch5" chartooo:axis-type="auto">
            <chartooo:date-scale/>
            <chart:categories table:cell-range-address="ogdf_sm.A73:ogdf_sm.A8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gdf_sm.C73:ogdf_sm.C84" chart:label-cell-address="ogdf_sm.C58:ogdf_sm.C58" chart:class="chart:bar">
            <chart:data-point chart:repeated="12"/>
          </chart:series>
          <chart:series chart:style-name="ch9" chart:values-cell-range-address="ogdf_sm.D73:ogdf_sm.D84" chart:label-cell-address="ogdf_sm.D58:ogdf_sm.D58" chart:class="chart:bar">
            <chart:data-point chart:repeated="12"/>
          </chart:series>
          <chart:series chart:style-name="ch10" chart:values-cell-range-address="ogdf_sm.F73:ogdf_sm.F84" chart:label-cell-address="ogdf_sm.F58:ogdf_sm.F58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votMDS 50 Pivots</text:p>
                <draw:g>
                  <svg:desc>ogdf_sm.C58:ogdf_sm.C58</svg:desc>
                </draw:g>
              </table:table-cell>
              <table:table-cell office:value-type="string">
                <text:p>PivotMDS 5% Pivots</text:p>
                <draw:g>
                  <svg:desc>ogdf_sm.D58:ogdf_sm.D58</svg:desc>
                </draw:g>
              </table:table-cell>
              <table:table-cell office:value-type="string">
                <text:p>Zufällig</text:p>
                <draw:g>
                  <svg:desc>ogdf_sm.F58:ogdf_sm.F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0tiny</text:p>
                <draw:g>
                  <svg:desc>ogdf_sm.A73:ogdf_sm.A84</svg:desc>
                </draw:g>
              </table:table-cell>
              <table:table-cell office:value-type="float" office:value="65.9854432543638">
                <text:p>65.9854432543638</text:p>
                <draw:g>
                  <svg:desc>ogdf_sm.C73:ogdf_sm.C84</svg:desc>
                </draw:g>
              </table:table-cell>
              <table:table-cell office:value-type="float" office:value="65.9847810687834">
                <text:p>65.9847810687834</text:p>
                <draw:g>
                  <svg:desc>ogdf_sm.D73:ogdf_sm.D84</svg:desc>
                </draw:g>
              </table:table-cell>
              <table:table-cell office:value-type="float" office:value="72.0963061352418">
                <text:p>72.0963061352418</text:p>
                <draw:g>
                  <svg:desc>ogdf_sm.F73:ogdf_sm.F84</svg:desc>
                </draw:g>
              </table:table-cell>
            </table:table-row>
            <table:table-row>
              <table:table-cell office:value-type="string">
                <text:p>3elt</text:p>
              </table:table-cell>
              <table:table-cell office:value-type="float" office:value="229280887.579879">
                <text:p>229280887.579879</text:p>
              </table:table-cell>
              <table:table-cell office:value-type="float" office:value="229276090.448093">
                <text:p>229276090.448093</text:p>
              </table:table-cell>
              <table:table-cell office:value-type="float" office:value="229228194.904311">
                <text:p>229228194.904311</text:p>
              </table:table-cell>
            </table:table-row>
            <table:table-row>
              <table:table-cell office:value-type="string">
                <text:p>4elt</text:p>
              </table:table-cell>
              <table:table-cell office:value-type="float" office:value="22426149546.1367">
                <text:p>22426149546.1367</text:p>
              </table:table-cell>
              <table:table-cell office:value-type="float" office:value="22424790647.2782">
                <text:p>22424790647.2782</text:p>
              </table:table-cell>
              <table:table-cell office:value-type="float" office:value="22427887965.8849">
                <text:p>22427887965.8849</text:p>
              </table:table-cell>
            </table:table-row>
            <table:table-row>
              <table:table-cell office:value-type="string">
                <text:p>add20</text:p>
              </table:table-cell>
              <table:table-cell office:value-type="float" office:value="146499060.893246">
                <text:p>146499060.893246</text:p>
              </table:table-cell>
              <table:table-cell office:value-type="float" office:value="146136908.646614">
                <text:p>146136908.646614</text:p>
              </table:table-cell>
              <table:table-cell office:value-type="float" office:value="148710758.069159">
                <text:p>148710758.069159</text:p>
              </table:table-cell>
            </table:table-row>
            <table:table-row>
              <table:table-cell office:value-type="string">
                <text:p>add32</text:p>
              </table:table-cell>
              <table:table-cell office:value-type="float" office:value="1094593460.32915">
                <text:p>1094593460.32915</text:p>
              </table:table-cell>
              <table:table-cell office:value-type="float" office:value="1102383579.77685">
                <text:p>1102383579.77685</text:p>
              </table:table-cell>
              <table:table-cell office:value-type="float" office:value="1114813347.43142">
                <text:p>1114813347.43142</text:p>
              </table:table-cell>
            </table:table-row>
            <table:table-row>
              <table:table-cell office:value-type="string">
                <text:p>big_path</text:p>
              </table:table-cell>
              <table:table-cell office:value-type="float" office:value="1417.98913147377">
                <text:p>1417.98913147377</text:p>
              </table:table-cell>
              <table:table-cell office:value-type="float" office:value="1541.61937950808">
                <text:p>1541.61937950808</text:p>
              </table:table-cell>
              <table:table-cell office:value-type="float" office:value="70466.1154074319">
                <text:p>70466.1154074319</text:p>
              </table:table-cell>
            </table:table-row>
            <table:table-row>
              <table:table-cell office:value-type="string">
                <text:p>crack</text:p>
              </table:table-cell>
              <table:table-cell office:value-type="float" office:value="533966645.880863">
                <text:p>533966645.880863</text:p>
              </table:table-cell>
              <table:table-cell office:value-type="float" office:value="533974485.217312">
                <text:p>533974485.217312</text:p>
              </table:table-cell>
              <table:table-cell office:value-type="float" office:value="533968273.445888">
                <text:p>533968273.445888</text:p>
              </table:table-cell>
            </table:table-row>
            <table:table-row>
              <table:table-cell office:value-type="string">
                <text:p>sierpinski_04</text:p>
              </table:table-cell>
              <table:table-cell office:value-type="float" office:value="80371.3258031504">
                <text:p>80371.3258031504</text:p>
              </table:table-cell>
              <table:table-cell office:value-type="float" office:value="80372.1099610217">
                <text:p>80372.1099610217</text:p>
              </table:table-cell>
              <table:table-cell office:value-type="float" office:value="80369.0540689486">
                <text:p>80369.0540689486</text:p>
              </table:table-cell>
            </table:table-row>
            <table:table-row>
              <table:table-cell office:value-type="string">
                <text:p>sierpinski_06</text:p>
              </table:table-cell>
              <table:table-cell office:value-type="float" office:value="24362159.1105075">
                <text:p>24362159.1105075</text:p>
              </table:table-cell>
              <table:table-cell office:value-type="float" office:value="24361216.215027">
                <text:p>24361216.215027</text:p>
              </table:table-cell>
              <table:table-cell office:value-type="float" office:value="24362054.0074944">
                <text:p>24362054.0074944</text:p>
              </table:table-cell>
            </table:table-row>
            <table:table-row>
              <table:table-cell office:value-type="string">
                <text:p>sierpinski_07</text:p>
              </table:table-cell>
              <table:table-cell office:value-type="float" office:value="436276303.90657">
                <text:p>436276303.90657</text:p>
              </table:table-cell>
              <table:table-cell office:value-type="float" office:value="436280793.579862">
                <text:p>436280793.579862</text:p>
              </table:table-cell>
              <table:table-cell office:value-type="float" office:value="436275404.903232">
                <text:p>436275404.903232</text:p>
              </table:table-cell>
            </table:table-row>
            <table:table-row>
              <table:table-cell office:value-type="string">
                <text:p>sierpinski_08</text:p>
              </table:table-cell>
              <table:table-cell office:value-type="float" office:value="7841425197.10832">
                <text:p>7841425197.10832</text:p>
              </table:table-cell>
              <table:table-cell office:value-type="float" office:value="7841348959.55247">
                <text:p>7841348959.55247</text:p>
              </table:table-cell>
              <table:table-cell office:value-type="float" office:value="7841454556.79321">
                <text:p>7841454556.79321</text:p>
              </table:table-cell>
            </table:table-row>
            <table:table-row>
              <table:table-cell office:value-type="string">
                <text:p>test_strogatz</text:p>
              </table:table-cell>
              <table:table-cell office:value-type="float" office:value="1491810566.13785">
                <text:p>1491810566.13785</text:p>
              </table:table-cell>
              <table:table-cell office:value-type="float" office:value="1531205885.39024">
                <text:p>1531205885.39024</text:p>
              </table:table-cell>
              <table:table-cell office:value-type="float" office:value="1595923960.58982">
                <text:p>1595923960.589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